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b4f4" officeooo:paragraph-rsid="0017b4f4"/>
    </style:style>
    <style:style style:name="T1" style:family="text">
      <style:text-properties fo:background-color="#ff9999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 = 1A_1B</text:p>
      <text:p text:style-name="P1">ans = 2 <text:s/>2 <text:s/>2 <text:s/>2 <text:s/>2 <text:s/><text:span text:style-name="T1">2 <text:s/>1</text:span> <text:s/><text:span text:style-name="T1">2 <text:s/>1</text:span> <text:s/>2 <text:s/>2 <text:s/>2 <text:s/>2 <text:s/>2 <text:s/><text:span text:style-name="T1">2 <text:s/>1</text:span> <text:s/>2 <text:s/><text:span text:style-name="T1">2 <text:s/>1</text:span> <text:s/>1 <text:s/>2 <text:s/><text:span text:style-name="T1">2 <text:s/>1</text:span> <text:s/><text:span text:style-name="T1">2 <text:s/>1</text:span> <text:s/><text:span text:style-name="T1">2 <text:s/>1</text:span> <text:s/>2 <text:s/>2 <text:s/>2 <text:s/>2</text:p>
      <text:p text:style-name="P1">ans = 1 <text:s/>2 <text:s/><text:span text:style-name="T1">2 <text:s/>1</text:span> <text:s/>2 <text:s/><text:span text:style-name="T1">2 <text:s/>1</text:span> <text:s/>1 <text:s/>2 <text:s/><text:span text:style-name="T1">2 <text:s/>1</text:span> <text:s/>2 <text:s/>2 <text:s/><text:span text:style-name="T1">2 <text:s/>1</text:span> <text:s/>1 <text:s/>2 <text:s/>2 <text:s/>2 <text:s/>2 <text:s/>2 <text:s/><text:span text:style-name="T1">2 <text:s/>1</text:span> <text:s/>2 <text:s/>2 <text:s/>2 <text:s/>2 <text:s/>2 <text:s/>2 <text:s/>2 <text:s/>2</text:p>
      <text:p text:style-name="P1">ans = 2 <text:s/><text:span text:style-name="T1">2 <text:s/>1</text:span> <text:s/>2 <text:s/>2 <text:s/>2 <text:s/>2 <text:s/>2 <text:s/><text:span text:style-name="T1">2 <text:s/>1</text:span> <text:s/>2 <text:s/><text:span text:style-name="T1">2 <text:s/>1</text:span> <text:s/>2 <text:s/>2 <text:s/>2 <text:s/>2 <text:s/>2 <text:s/>2 <text:s/>2 <text:s/><text:span text:style-name="T1">2 <text:s/>1</text:span> <text:s/>1 <text:s/>1 <text:s/>2 <text:s/>2 <text:s/>2 <text:s/>2 <text:s/>2 <text:s/>2 <text:s/>2</text:p>
      <text:p text:style-name="P1">ans = 1 <text:s/>1 <text:s/>2 <text:s/><text:span text:style-name="T1">2 <text:s/>1</text:span> <text:s/>2 <text:s/>2 <text:s/>2 <text:s/><text:span text:style-name="T1">2 <text:s/>1</text:span> <text:s/>2 <text:s/>2 <text:s/>2 <text:s/>2 <text:s/><text:span text:style-name="T1">2 <text:s/>1</text:span> <text:s/>2 <text:s/>2 <text:s/><text:span text:style-name="T1">2 <text:s/>1</text:span> <text:s/>2 <text:s/>2 <text:s/>2 <text:s/>2 <text:s/>2 <text:s/>2 <text:s/><text:span text:style-name="T1">2 <text:s/>1</text:span> <text:s/>1 <text:s/>2 <text:s/>2</text:p>
      <text:p text:style-name="P1">ans = 2 <text:s/>2 <text:s/>2 <text:s/>2 <text:s/>2 <text:s/><text:span text:style-name="T1">2 <text:s/>1</text:span> <text:s/><text:span text:style-name="T1">2 <text:s/>1</text:span> <text:s/>1 <text:s/>1 <text:s/>2 <text:s/><text:span text:style-name="T1">2 <text:s/>1</text:span> <text:s/>2 <text:s/>2 <text:s/><text:span text:style-name="T1">2 <text:s/>1</text:span> <text:s/>1 <text:s/>2 <text:s/>2 <text:s/>2 <text:s/>2 <text:s/><text:span text:style-name="T1">2 <text:s/>1</text:span> <text:s/>1 <text:s/>1 <text:s/>1 <text:s/>2 <text:s/>2 <text:s/>2</text:p>
      <text:p text:style-name="P1">ans = 1 <text:s/>2 <text:s/>2 <text:s/><text:span text:style-name="T1">2 <text:s/>1</text:span> <text:s/>1 <text:s/><text:span text:style-name="T1">2 <text:s/>1</text:span> <text:s/>1 <text:s/><text:span text:style-name="T1">2 <text:s/>1</text:span> <text:s/><text:span text:style-name="T1">2 <text:s/>1</text:span> <text:s/>1 <text:s/>1 <text:s/>1 <text:s/>1 <text:s/><text:span text:style-name="T1">2 <text:s/>1</text:span> <text:s/>1 <text:s/><text:span text:style-name="T1">2 <text:s/>1</text:span> <text:s/><text:span text:style-name="T1">2 <text:s/>1</text:span> <text:s/>1 <text:s/><text:span text:style-name="T1">2 <text:s/>1</text:span> <text:s/>2 <text:s/>2 <text:s/>2 <text:s/>2</text:p>
      <text:p text:style-name="P1">ans = 1 <text:s/>2 <text:s/>2 <text:s/>2 <text:s/><text:span text:style-name="T1">2 <text:s/>1</text:span> <text:s/>2 <text:s/>2 <text:s/>2 <text:s/>2 <text:s/><text:span text:style-name="T1">2 <text:s/>1</text:span> <text:s/><text:span text:style-name="T1">2 <text:s/>1</text:span> <text:s/>1 <text:s/>1 <text:s/>2 <text:s/>2 <text:s/>2 <text:s/>2 <text:s/>2 <text:s/><text:span text:style-name="T1">2 <text:s/>1</text:span> <text:s/>1 <text:s/>1 <text:s/>2 <text:s/>2 <text:s/>2 <text:s/><text:span text:style-name="T1">2 <text:s/>1</text:span> <text:s/>1</text:p>
      <text:p text:style-name="P1">ans = 2 <text:s/><text:span text:style-name="T1">2 <text:s/>1</text:span> <text:s/>1 <text:s/>1 <text:s/><text:span text:style-name="T1">2 <text:s/>1</text:span> <text:s/>2 <text:s/><text:span text:style-name="T1">2 <text:s/>1</text:span> <text:s/>1 <text:s/><text:span text:style-name="T1">2 <text:s/>1</text:span> <text:s/>2 <text:s/><text:span text:style-name="T1">2 <text:s/>1</text:span> <text:s/>1 <text:s/>1 <text:s/><text:span text:style-name="T1">2 <text:s/>1</text:span> <text:s/>1 <text:s/>2 <text:s/>2 <text:s/>2 <text:s/>2 <text:s/>2 <text:s/>2 <text:s/>2 <text:s/>2 <text:s/>2 <text:s/>2</text:p>
      <text:p text:style-name="P1">ans = 2 <text:s/>2 <text:s/><text:span text:style-name="T1">2 <text:s/>1</text:span> <text:s/>2 <text:s/>2 <text:s/>2 <text:s/><text:span text:style-name="T1">2 <text:s/>1</text:span> <text:s/>2 <text:s/>2 <text:s/><text:span text:style-name="T1">2 <text:s/>1</text:span> <text:s/>2 <text:s/><text:span text:style-name="T1">2 <text:s/>1</text:span> <text:s/>1 <text:s/>1 <text:s/>2 <text:s/><text:span text:style-name="T1">2 <text:s/>1</text:span> <text:s/><text:span text:style-name="T1">2 <text:s/>1</text:span> <text:s/>2 <text:s/>2 <text:s/>2 <text:s/>2 <text:s/>2 <text:s/>2 <text:s/>2 <text:s/>2</text:p>
      <text:p text:style-name="P1">ans = 2 <text:s/>2 <text:s/><text:span text:style-name="T1">2 <text:s/>1</text:span> <text:s/><text:span text:style-name="T1">2 <text:s/>1</text:span> <text:s/>1 <text:s/>2 <text:s/>2 <text:s/>2 <text:s/><text:span text:style-name="T1">2 <text:s/>1</text:span> <text:s/>2 <text:s/>2 <text:s/>2 <text:s/>2 <text:s/>2 <text:s/>2 <text:s/>2 <text:s/>2 <text:s/>2 <text:s/>2 <text:s/><text:span text:style-name="T1">2 <text:s/>1</text:span> <text:s/>1 <text:s/><text:span text:style-name="T1">2 <text:s/>1</text:span> <text:s/>1 <text:s/>2 <text:s/>2 <text:s/>2</text:p>
      <text:p text:style-name="P1">ans = 2A_1B</text:p>
      <text:p text:style-name="P1">ans = 0 <text:s/>1 <text:s/>1 <text:s/>2 <text:s/>2 <text:s/><text:span text:style-name="T1">2 <text:s/>1</text:span> <text:s/><text:span text:style-name="T1">2 <text:s/>1</text:span> <text:s/>2 <text:s/>2 <text:s/><text:span text:style-name="T1">2 <text:s/>1</text:span> <text:s/><text:span text:style-name="T1">2 <text:s/>1</text:span> <text:s/>2 <text:s/>2 <text:s/><text:span text:style-name="T1">2 <text:s/>1</text:span> <text:s/>1 <text:s/><text:span text:style-name="T1">2 <text:s/>1</text:span> <text:s/>1 <text:s/>1 <text:s/>2 <text:s/><text:span text:style-name="T1">2 <text:s/>1</text:span> <text:s/>1 <text:s/><text:span text:style-name="T1">2 <text:s/>1</text:span> <text:s/>1</text:p>
      <text:p text:style-name="P1">ans = 1 <text:s/>1 <text:s/>2 <text:s/>2 <text:s/>2 <text:s/><text:span text:style-name="T1">2 <text:s/>1</text:span> <text:s/>1 <text:s/>1 <text:s/>1 <text:s/>2 <text:s/><text:span text:style-name="T1">2 <text:s/>1</text:span> <text:s/>1 <text:s/>1 <text:s/>1 <text:s/>2 <text:s/>2 <text:s/><text:span text:style-name="T1">2 <text:s/>1</text:span> <text:s/><text:span text:style-name="T1">2 <text:s/>1</text:span> <text:s/>1 <text:s/>2 <text:s/>2 <text:s/><text:span text:style-name="T1">2 <text:s/>1</text:span> <text:s/>1 <text:s/>1 <text:s/>1 <text:s/>1</text:p>
      <text:p text:style-name="P1">ans = 0 <text:s/>1 <text:s/>1 <text:s/><text:span text:style-name="T1">2 <text:s/>1</text:span> <text:s/>1 <text:s/><text:span text:style-name="T1">2 <text:s/>1</text:span> <text:s/>2 <text:s/><text:span text:style-name="T1">2 <text:s/>1</text:span> <text:s/>2 <text:s/>2 <text:s/><text:span text:style-name="T1">2 <text:s/>1</text:span> <text:s/><text:span text:style-name="T1">2 <text:s/>1</text:span> <text:s/>2 <text:s/><text:span text:style-name="T1">2 <text:s/>1</text:span> <text:s/>1 <text:s/>1 <text:s/>2 <text:s/><text:span text:style-name="T1">2 <text:s/>1</text:span> <text:s/>2 <text:s/><text:span text:style-name="T1">2 <text:s/>1</text:span> <text:s/>1 <text:s/>1 <text:s/>2 <text:s/>2</text:p>
      <text:p text:style-name="P1">ans = 1 <text:s/><text:span text:style-name="T1">2 <text:s/>1</text:span> <text:s/>2 <text:s/>2 <text:s/><text:span text:style-name="T1">2 <text:s/>1</text:span> <text:s/>1 <text:s/>2 <text:s/><text:span text:style-name="T1">2 <text:s/>1</text:span> <text:s/>1 <text:s/>2 <text:s/>2 <text:s/>2 <text:s/>2 <text:s/>2 <text:s/>2 <text:s/><text:span text:style-name="T1">2 <text:s/>1</text:span> <text:s/><text:span text:style-name="T1">2 <text:s/>1</text:span> <text:s/>1 <text:s/><text:span text:style-name="T1">2 <text:s/>1</text:span> <text:s/>1 <text:s/>1 <text:s/>1 <text:s/>1 <text:s/>1 <text:s/>1</text:p>
      <text:p text:style-name="P1">ans = 1 <text:s/><text:span text:style-name="T1">2 <text:s/>1</text:span> <text:s/>1 <text:s/>2 <text:s/><text:span text:style-name="T1">2 <text:s/>1</text:span> <text:s/>2 <text:s/><text:span text:style-name="T1">2 <text:s/>1</text:span> <text:s/><text:span text:style-name="T1">2 <text:s/>1</text:span> <text:s/><text:span text:style-name="T1">2 <text:s/>1</text:span> <text:s/>2 <text:s/><text:span text:style-name="T1">2 <text:s/>1</text:span> <text:s/>2 <text:s/><text:span text:style-name="T1">2 <text:s/>1</text:span> <text:s/>1 <text:s/><text:span text:style-name="T1">2 <text:s/>1</text:span> <text:s/>1 <text:s/>1 <text:s/><text:span text:style-name="T1">2 <text:s/>1</text:span> <text:s/>2 <text:s/><text:span text:style-name="T1">2 <text:s/>1</text:span> <text:s/>1</text:p>
      <text:p text:style-name="P1">ans = 2 <text:s/><text:span text:style-name="T1">2 <text:s/>1</text:span> <text:s/>2 <text:s/><text:span text:style-name="T1">2 <text:s/>1</text:span> <text:s/><text:span text:style-name="T1">2 <text:s/>1</text:span> <text:s/><text:span text:style-name="T1">2 <text:s/>1</text:span> <text:s/>1 <text:s/>1 <text:s/><text:span text:style-name="T1">2 <text:s/>1</text:span> <text:s/>1 <text:s/>1 <text:s/>1 <text:s/>1 <text:s/>1 <text:s/>1 <text:s/>1 <text:s/>1 <text:s/><text:span text:style-name="T1">2 <text:s/>1</text:span> <text:s/><text:span text:style-name="T1">2 <text:s/>1</text:span> <text:s/><text:span text:style-name="T1">2 <text:s/>1</text:span> <text:s/><text:span text:style-name="T1">2 <text:s/>1</text:span> <text:s/>1</text:p>
      <text:p text:style-name="P1">ans = 1 <text:s/>2 <text:s/>2 <text:s/><text:span text:style-name="T1">2 <text:s/>1</text:span> <text:s/><text:span text:style-name="T1">2 <text:s/>1</text:span> <text:s/>1 <text:s/>1 <text:s/>1 <text:s/><text:span text:style-name="T1">2 <text:s/>1</text:span> <text:s/>1 <text:s/>1 <text:s/><text:span text:style-name="T1">2 <text:s/>1</text:span> <text:s/>1 <text:s/><text:span text:style-name="T1">2 <text:s/>1</text:span> <text:s/><text:span text:style-name="T1">2 <text:s/>1</text:span> <text:s/>1 <text:s/><text:span text:style-name="T1">2 <text:s/>1</text:span> <text:s/>1 <text:s/>1 <text:s/>1 <text:s/><text:span text:style-name="T1">2 <text:s/>1</text:span> <text:s/>1 <text:s/>1</text:p>
      <text:p text:style-name="P1">ans = <text:span text:style-name="T1">2 <text:s/>1</text:span> <text:s/>2 <text:s/>2 <text:s/>2 <text:s/><text:span text:style-name="T1">2 <text:s/>1</text:span> <text:s/>1 <text:s/>1 <text:s/>1 <text:s/><text:span text:style-name="T1">2 <text:s/>1</text:span> <text:s/><text:span text:style-name="T1">2 <text:s/>1</text:span> <text:s/>1 <text:s/>1 <text:s/><text:span text:style-name="T1">2 <text:s/>1</text:span> <text:s/>1 <text:s/>1 <text:s/>1 <text:s/>1 <text:s/><text:span text:style-name="T1">2 <text:s/>1</text:span> <text:s/><text:span text:style-name="T1">2 <text:s/>1</text:span> <text:s/>1 <text:s/><text:span text:style-name="T1">2 <text:s/>1</text:span> <text:s/>1 <text:s/>1</text:p>
      <text:p text:style-name="P1">ans = <text:span text:style-name="T1">2 <text:s/>1</text:span> <text:s/>1 <text:s/>1 <text:s/><text:span text:style-name="T1">2 <text:s/>1</text:span> <text:s/><text:span text:style-name="T1">2 <text:s/>1</text:span> <text:s/>1 <text:s/><text:span text:style-name="T1">2 <text:s/>1</text:span> <text:s/>1 <text:s/>1 <text:s/>1 <text:s/>1 <text:s/><text:span text:style-name="T1">2 <text:s/>1</text:span> <text:s/>1 <text:s/>1 <text:s/>1 <text:s/><text:span text:style-name="T1">2 <text:s/>1</text:span> <text:s/>1 <text:s/>1 <text:s/>1 <text:s/>2 <text:s/>2 <text:s/>2 <text:s/><text:span text:style-name="T1">2 <text:s/>1</text:span> <text:s/>1</text:p>
      <text:p text:style-name="P1">ans = <text:span text:style-name="T1">2 <text:s/>1</text:span> <text:s/>1 <text:s/><text:span text:style-name="T1">2 <text:s/>1</text:span> <text:s/><text:span text:style-name="T1">2 <text:s/>1</text:span> <text:s/><text:span text:style-name="T1">2 <text:s/>1</text:span> <text:s/><text:span text:style-name="T1">2 <text:s/>1</text:span> <text:s/>1 <text:s/><text:span text:style-name="T1">2 <text:s/>1</text:span> <text:s/><text:span text:style-name="T1">2 <text:s/>1</text:span> <text:s/><text:span text:style-name="T1">2 <text:s/>1</text:span> <text:s/>1 <text:s/>1 <text:s/>1 <text:s/>1 <text:s/><text:span text:style-name="T1">2 <text:s/>1</text:span> <text:s/>1 <text:s/><text:span text:style-name="T1">2 <text:s/>1</text:span> <text:s/>1 <text:s/>1 <text:s/>1 <text:s/>1</text:p>
      <text:p text:style-name="P1">ans = 3A_504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0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0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0 <text:s/>2 <text:s/>2 <text:s/>2 <text:s/>2 <text:s/><text:span text:style-name="T1">2 <text:s/>1</text:span> <text:s/>2 <text:s/>2 <text:s/>2 <text:s/>2 <text:s/>2 <text:s/>2 <text:s/>2 <text:s/>2 <text:s/>2 <text:s/>2 <text:s/>2 <text:s/>2 <text:s/>2</text:p>
      <text:p text:style-name="P1">ans = 2 <text:s/>2 <text:s/>0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4A_504</text:p>
      <text:p text:style-name="P1">ans = 1 <text:s/>1 <text:s/>2 <text:s/><text:span text:style-name="T1">2 <text:s/>1</text:span> <text:s/>2 <text:s/>2 <text:s/><text:span text:style-name="T1">2 <text:s/>1</text:span> <text:s/>2 <text:s/><text:span text:style-name="T1">2 <text:s/>1</text:span> <text:s/><text:span text:style-name="T1">2 <text:s/>1</text:span> <text:s/>2 <text:s/>2 <text:s/>2 <text:s/>2 <text:s/><text:span text:style-name="T1">2 <text:s/>1</text:span> <text:s/><text:span text:style-name="T1">2 <text:s/>1</text:span> <text:s/>1 <text:s/>2 <text:s/><text:span text:style-name="T1">2 <text:s/>1</text:span> <text:s/>2 <text:s/><text:span text:style-name="T1">2 <text:s/>1</text:span> <text:s/>1 <text:s/>1</text:p>
      <text:p text:style-name="P1">ans = 1 <text:s/>1 <text:s/>1 <text:s/>2 <text:s/>2 <text:s/><text:span text:style-name="T1">2 <text:s/>1</text:span> <text:s/>1 <text:s/>1 <text:s/>1 <text:s/><text:span text:style-name="T1">2 <text:s/>1</text:span> <text:s/>1 <text:s/><text:span text:style-name="T1">2 <text:s/>1</text:span> <text:s/>2 <text:s/><text:span text:style-name="T1">2 <text:s/>1</text:span> <text:s/>1 <text:s/>2 <text:s/>2 <text:s/>2 <text:s/><text:span text:style-name="T1">2 <text:s/>1</text:span> <text:s/>2 <text:s/><text:span text:style-name="T1">2 <text:s/>1</text:span> <text:s/>1 <text:s/><text:span text:style-name="T1">2 <text:s/>1</text:span> <text:s/>1</text:p>
      <text:p text:style-name="P1">ans = <text:span text:style-name="T1">2 <text:s/>1</text:span> <text:s/>1 <text:s/>1 <text:s/>1 <text:s/>1 <text:s/><text:span text:style-name="T1">2 <text:s/>1</text:span> <text:s/>1 <text:s/>1 <text:s/><text:span text:style-name="T1">2 <text:s/>1</text:span> <text:s/><text:span text:style-name="T1">2 <text:s/>1</text:span> <text:s/>2 <text:s/><text:span text:style-name="T1">2 <text:s/>1</text:span> <text:s/>1 <text:s/>1 <text:s/>1 <text:s/>1 <text:s/>2 <text:s/>2 <text:s/>2 <text:s/>2 <text:s/>2 <text:s/>2 <text:s/>2 <text:s/>2 <text:s/>2 <text:s/>2</text:p>
      <text:p text:style-name="P1">ans = 1 <text:s/>1 <text:s/>1 <text:s/><text:span text:style-name="T1">2 <text:s/>1</text:span> <text:s/>1 <text:s/>1 <text:s/>1 <text:s/>1 <text:s/>0 <text:s/>1 <text:s/>1 <text:s/>1 <text:s/><text:span text:style-name="T1">2 <text:s/>1</text:span> <text:s/>1 <text:s/>1 <text:s/>2 <text:s/><text:span text:style-name="T1">2 <text:s/>1</text:span> <text:s/><text:span text:style-name="T1">2 <text:s/>1</text:span> <text:s/><text:span text:style-name="T1">2 <text:s/>1</text:span> <text:s/>2 <text:s/>2 <text:s/>2 <text:s/>2 <text:s/>2 <text:s/>2 <text:s/>2</text:p>
      <text:p text:style-name="P1">ans = 2 <text:s/>2 <text:s/>2 <text:s/>2 <text:s/><text:span text:style-name="T1">2 <text:s/>1</text:span> <text:s/>2 <text:s/>2 <text:s/>2 <text:s/>2 <text:s/>2 <text:s/>2 <text:s/>2 <text:s/>2 <text:s/>2 <text:s/>2 <text:s/><text:span text:style-name="T1">2 <text:s/>1</text:span> <text:s/>2 <text:s/>2 <text:s/>2 <text:s/>2 <text:s/><text:span text:style-name="T1">2 <text:s/>1</text:span> <text:s/><text:span text:style-name="T1">2 <text:s/>1</text:span> <text:s/><text:span text:style-name="T1">2 <text:s/>1</text:span> <text:s/><text:span text:style-name="T1">2 <text:s/>1</text:span> <text:s/>1</text:p>
      <text:p text:style-name="P1">ans = 2 <text:s/>2 <text:s/><text:span text:style-name="T1">2 <text:s/>1</text:span> <text:s/><text:span text:style-name="T1">2 <text:s/>1</text:span> <text:s/>2 <text:s/>2 <text:s/><text:span text:style-name="T1">2 <text:s/>1</text:span> <text:s/>1 <text:s/>2 <text:s/><text:span text:style-name="T1">2 <text:s/>1</text:span> <text:s/>1 <text:s/>1 <text:s/>1 <text:s/>1 <text:s/><text:span text:style-name="T1">2 <text:s/>1</text:span> <text:s/>1 <text:s/><text:span text:style-name="T1">2 <text:s/>1</text:span> <text:s/>2 <text:s/><text:span text:style-name="T1">2 <text:s/>1</text:span> <text:s/><text:span text:style-name="T1">2 <text:s/>1</text:span> <text:s/><text:span text:style-name="T1">2 <text:s/>1</text:span> <text:s/>1</text:p>
      <text:p text:style-name="P1">ans = <text:span text:style-name="T1">2 <text:s/>1</text:span> <text:s/>2 <text:s/>2 <text:s/>2 <text:s/><text:span text:style-name="T1">2 <text:s/>1</text:span> <text:s/><text:span text:style-name="T1">2 <text:s/>1</text:span> <text:s/>1 <text:s/>1 <text:s/>1 <text:s/>1 <text:s/><text:span text:style-name="T1">2 <text:s/>1</text:span> <text:s/><text:span text:style-name="T1">2 <text:s/>1</text:span> <text:s/>1 <text:s/>1 <text:s/>2 <text:s/>2 <text:s/>2 <text:s/>2 <text:s/>2 <text:s/><text:span text:style-name="T1">2 <text:s/>1</text:span> <text:s/><text:span text:style-name="T1">2 <text:s/>1</text:span> <text:s/>1 <text:s/>2 <text:s/>2</text:p>
      <text:p text:style-name="P1">ans = 1 <text:s/>1 <text:s/>1 <text:s/>1 <text:s/><text:span text:style-name="T1">2 <text:s/>1</text:span> <text:s/>2 <text:s/><text:span text:style-name="T1">2 <text:s/>1</text:span> <text:s/>1 <text:s/>1 <text:s/>1 <text:s/>2 <text:s/>2 <text:s/><text:span text:style-name="T1">2 <text:s/>1</text:span> <text:s/>2 <text:s/><text:span text:style-name="T1">2 <text:s/>1</text:span> <text:s/><text:span text:style-name="T1">2 <text:s/>1</text:span> <text:s/>1 <text:s/><text:span text:style-name="T1">2 <text:s/>1</text:span> <text:s/>1 <text:s/>1 <text:s/>1 <text:s/>1 <text:s/><text:span text:style-name="T1">2 <text:s/>1</text:span> <text:s/>1</text:p>
      <text:p text:style-name="P1">ans = 1 <text:s/>1 <text:s/>1 <text:s/>1 <text:s/>1 <text:s/>1 <text:s/>1 <text:s/>1 <text:s/><text:span text:style-name="T1">2 <text:s/>1</text:span> <text:s/>1 <text:s/><text:span text:style-name="T1">2 <text:s/>1</text:span> <text:s/><text:span text:style-name="T1">2 <text:s/>1</text:span> <text:s/><text:span text:style-name="T1">2 <text:s/>1</text:span> <text:s/><text:span text:style-name="T1">2 <text:s/>1</text:span> <text:s/>1 <text:s/><text:span text:style-name="T1">2 <text:s/>1</text:span> <text:s/>1 <text:s/>1 <text:s/>1 <text:s/>1 <text:s/><text:span text:style-name="T1">2 <text:s/>1</text:span> <text:s/>1 <text:s/>1 <text:s/>1</text:p>
      <text:p text:style-name="P1">ans = 1 <text:s/>1 <text:s/>1 <text:s/>1 <text:s/>1 <text:s/>1 <text:s/>1 <text:s/>1 <text:s/>1 <text:s/>1 <text:s/>1 <text:s/>1 <text:s/><text:span text:style-name="T1">2 <text:s/>1</text:span> <text:s/>1 <text:s/>1 <text:s/>1 <text:s/>2 <text:s/>2 <text:s/><text:span text:style-name="T1">2 <text:s/>1</text:span> <text:s/>1 <text:s/>1 <text:s/><text:span text:style-name="T1">2 <text:s/>1</text:span> <text:s/>1 <text:s/>1 <text:s/>1 <text:s/>1 <text:s/>2 <text:s/>2</text:p>
      <text:p text:style-name="P1">ans = 5A_505</text:p>
      <text:p text:style-name="P1">ans = <text:span text:style-name="T1">2 <text:s/>1</text:span> <text:s/>1 <text:s/><text:span text:style-name="T1">2 <text:s/>1</text:span> <text:s/><text:span text:style-name="T1">2 <text:s/>1</text:span> <text:s/><text:span text:style-name="T1">2 <text:s/>1</text:span> <text:s/>1 <text:s/><text:span text:style-name="T1">2 <text:s/>1</text:span> <text:s/>2 <text:s/><text:span text:style-name="T1">2 <text:s/>1</text:span> <text:s/>2 <text:s/><text:span text:style-name="T1">2 <text:s/>1</text:span> <text:s/>1 <text:s/><text:span text:style-name="T1">2 <text:s/>1</text:span> <text:s/><text:span text:style-name="T1">2 <text:s/>1</text:span> <text:s/><text:span text:style-name="T1">2 <text:s/>1</text:span> <text:s/>1 <text:s/>1 <text:s/>1 <text:s/>2 <text:s/>2 <text:s/>2</text:p>
      <text:p text:style-name="P1">ans = 1 <text:s/>1 <text:s/>1 <text:s/>1 <text:s/>2 <text:s/><text:span text:style-name="T1">2 <text:s/>1</text:span> <text:s/>1 <text:s/>1 <text:s/>2 <text:s/><text:span text:style-name="T1">2 <text:s/>1</text:span> <text:s/><text:span text:style-name="T1">2 <text:s/>1</text:span> <text:s/>1 <text:s/>1 <text:s/>2 <text:s/><text:span text:style-name="T1">2 <text:s/>1</text:span> <text:s/>2 <text:s/>2 <text:s/>2 <text:s/>2 <text:s/><text:span text:style-name="T1">2 <text:s/>1</text:span> <text:s/>1 <text:s/>1 <text:s/><text:span text:style-name="T1">2 <text:s/>1</text:span> <text:s/>1 <text:s/>1</text:p>
      <text:p text:style-name="P1">ans = <text:span text:style-name="T1">2 <text:s/>1</text:span> <text:s/><text:span text:style-name="T1">2 <text:s/>1</text:span> <text:s/>1 <text:s/>1 <text:s/>1 <text:s/>2 <text:s/>2 <text:s/><text:span text:style-name="T1">2 <text:s/>1</text:span> <text:s/>1 <text:s/>1 <text:s/>1 <text:s/>2 <text:s/>2 <text:s/>0 <text:s/>2 <text:s/><text:span text:style-name="T1">2 <text:s/>1</text:span> <text:s/><text:span text:style-name="T1">2 <text:s/>1</text:span> <text:s/><text:span text:style-name="T1">2 <text:s/>1</text:span> <text:s/>1 <text:s/><text:span text:style-name="T1">2 <text:s/>1</text:span> <text:s/>1 <text:s/><text:span text:style-name="T1">2 <text:s/>1</text:span> <text:s/>1</text:p>
      <text:p text:style-name="P1">ans = 1 <text:s/>1 <text:s/><text:span text:style-name="T1">2 <text:s/>1</text:span> <text:s/>1 <text:s/><text:span text:style-name="T1">2 <text:s/>1</text:span> <text:s/>1 <text:s/>2 <text:s/>2 <text:s/>2 <text:s/><text:span text:style-name="T1">2 <text:s/>1</text:span> <text:s/>1 <text:s/>1 <text:s/>2 <text:s/><text:span text:style-name="T1">2 <text:s/>1</text:span> <text:s/>1 <text:s/>1 <text:s/><text:span text:style-name="T1">2 <text:s/>1</text:span> <text:s/>1 <text:s/>1 <text:s/>1 <text:s/>1 <text:s/>2 <text:s/><text:span text:style-name="T1">2 <text:s/>1</text:span> <text:s/>2 <text:s/>2</text:p>
      <text:p text:style-name="P1">ans = 1 <text:s/>1 <text:s/>1 <text:s/>1 <text:s/>1 <text:s/>2 <text:s/><text:span text:style-name="T1">2 <text:s/>1</text:span> <text:s/>1 <text:s/><text:span text:style-name="T1">2 <text:s/>1</text:span> <text:s/>1 <text:s/>1 <text:s/>1 <text:s/><text:span text:style-name="T1">2 <text:s/>1</text:span> <text:s/>1 <text:s/>1 <text:s/><text:span text:style-name="T1">2 <text:s/>1</text:span> <text:s/><text:span text:style-name="T1">2 <text:s/>1</text:span> <text:s/>1 <text:s/>1 <text:s/>1 <text:s/>1 <text:s/><text:span text:style-name="T1">2 <text:s/>1</text:span> <text:s/><text:span text:style-name="T1">2 <text:s/>1</text:span> <text:s/>1</text:p>
      <text:p text:style-name="P1">ans = <text:span text:style-name="T1">2 <text:s/>1</text:span> <text:s/>2 <text:s/><text:span text:style-name="T1">2 <text:s/>1</text:span> <text:s/>1 <text:s/>1 <text:s/>1 <text:s/>1 <text:s/>1 <text:s/>1 <text:s/><text:span text:style-name="T1">2 <text:s/>1</text:span> <text:s/>1 <text:s/>1 <text:s/>1 <text:s/>1 <text:s/>1 <text:s/>1 <text:s/>1 <text:s/>1 <text:s/>1 <text:s/>1 <text:s/>1 <text:s/>1 <text:s/>1 <text:s/>1 <text:s/>1 <text:s/>1 <text:s/>2 <text:s/>2</text:p>
      <text:p text:style-name="P1">ans = 1 <text:s/>1 <text:s/>1 <text:s/><text:span text:style-name="T1">2 <text:s/>1</text:span> <text:s/>1 <text:s/>1 <text:s/>1 <text:s/>1 <text:s/><text:span text:style-name="T1">2 <text:s/>1</text:span> <text:s/>1 <text:s/><text:span text:style-name="T1">2 <text:s/>1</text:span> <text:s/>2 <text:s/><text:span text:style-name="T1">2 <text:s/>1</text:span> <text:s/>2 <text:s/><text:span text:style-name="T1">2 <text:s/>1</text:span> <text:s/>1 <text:s/>1 <text:s/>1 <text:s/>1 <text:s/>1 <text:s/>2 <text:s/><text:span text:style-name="T1">2 <text:s/>1</text:span> <text:s/>2 <text:s/>2 <text:s/>2</text:p>
      <text:p text:style-name="P1"><text:soft-page-break/>ans = 2 <text:s/><text:span text:style-name="T1">2 <text:s/>1</text:span> <text:s/>1 <text:s/>1 <text:s/>1 <text:s/><text:span text:style-name="T1">2 <text:s/>1</text:span> <text:s/>2 <text:s/><text:span text:style-name="T1">2 <text:s/>1</text:span> <text:s/>1 <text:s/>1 <text:s/>1 <text:s/>1 <text:s/>2 <text:s/>2 <text:s/>2 <text:s/>2 <text:s/>2 <text:s/><text:span text:style-name="T1">2 <text:s/>1</text:span> <text:s/>1 <text:s/>2 <text:s/>2 <text:s/>0 <text:s/>1 <text:s/>1 <text:s/><text:span text:style-name="T1">2 <text:s/>1</text:span> <text:s/>1</text:p>
      <text:p text:style-name="P1">ans = 1 <text:s/>1 <text:s/>1 <text:s/>1 <text:s/>1 <text:s/>1 <text:s/>1 <text:s/>1 <text:s/>1 <text:s/>1 <text:s/>2 <text:s/>2 <text:s/><text:span text:style-name="T1">2 <text:s/>1</text:span> <text:s/>1 <text:s/><text:span text:style-name="T1">2 <text:s/>1</text:span> <text:s/>1 <text:s/>2 <text:s/>2 <text:s/>2 <text:s/><text:span text:style-name="T1">2 <text:s/>1</text:span> <text:s/>1 <text:s/>2 <text:s/><text:span text:style-name="T1">2 <text:s/>1</text:span> <text:s/>2 <text:s/>2 <text:s/>2 <text:s/>2</text:p>
      <text:p text:style-name="P1">ans = 1 <text:s/><text:span text:style-name="T1">2 <text:s/>1</text:span> <text:s/>1 <text:s/>1 <text:s/>1 <text:s/>1 <text:s/>1 <text:s/>1 <text:s/>1 <text:s/><text:span text:style-name="T1">2 <text:s/>1</text:span> <text:s/>1 <text:s/><text:span text:style-name="T1">2 <text:s/>1</text:span> <text:s/>1 <text:s/>1 <text:s/>1 <text:s/>2 <text:s/><text:span text:style-name="T1">2 <text:s/>1</text:span> <text:s/>2 <text:s/>2 <text:s/>2 <text:s/><text:span text:style-name="T1">2 <text:s/>1</text:span> <text:s/>2 <text:s/>2 <text:s/><text:span text:style-name="T1">2 <text:s/>1</text:span> <text:s/>1</text:p>
      <text:p text:style-name="P1">ans = 6A_505</text:p>
      <text:p text:style-name="P1">ans = <text:span text:style-name="T1">2 <text:s/>1</text:span> <text:s/>1 <text:s/>2 <text:s/>2 <text:s/>2 <text:s/>2 <text:s/><text:span text:style-name="T1">2 <text:s/>1</text:span> <text:s/>2 <text:s/><text:span text:style-name="T1">2 <text:s/>1</text:span> <text:s/>1 <text:s/>1 <text:s/><text:span text:style-name="T1">2 <text:s/>1</text:span> <text:s/>2 <text:s/>2 <text:s/>2 <text:s/><text:span text:style-name="T1">2 <text:s/>1</text:span> <text:s/>2 <text:s/><text:span text:style-name="T1">2 <text:s/>1</text:span> <text:s/>1 <text:s/>2 <text:s/><text:span text:style-name="T1">2 <text:s/>1</text:span> <text:s/>2 <text:s/>2 <text:s/>2</text:p>
      <text:p text:style-name="P1">ans = 1 <text:s/>1 <text:s/><text:span text:style-name="T1">2 <text:s/>1</text:span> <text:s/>2 <text:s/><text:span text:style-name="T1">2 <text:s/>1</text:span> <text:s/>1 <text:s/><text:span text:style-name="T1">2 <text:s/>1</text:span> <text:s/>1 <text:s/><text:span text:style-name="T1">2 <text:s/>1</text:span> <text:s/>1 <text:s/>1 <text:s/>1 <text:s/><text:span text:style-name="T1">2 <text:s/>1</text:span> <text:s/>1 <text:s/><text:span text:style-name="T1">2 <text:s/>1</text:span> <text:s/>1 <text:s/>1 <text:s/>2 <text:s/><text:span text:style-name="T1">2 <text:s/>1</text:span> <text:s/><text:span text:style-name="T1">2 <text:s/>1</text:span> <text:s/><text:span text:style-name="T1">2 <text:s/>1</text:span> <text:s/>1</text:p>
      <text:p text:style-name="P1">ans = 2 <text:s/>2 <text:s/>2 <text:s/><text:span text:style-name="T1">2 <text:s/>1</text:span> <text:s/>2 <text:s/><text:span text:style-name="T1">2 <text:s/>1</text:span> <text:s/>1 <text:s/>2 <text:s/>2 <text:s/><text:span text:style-name="T1">2 <text:s/>1</text:span> <text:s/><text:span text:style-name="T1">2 <text:s/>1</text:span> <text:s/>1 <text:s/>1 <text:s/>1 <text:s/>1 <text:s/>2 <text:s/><text:span text:style-name="T1">2 <text:s/>1</text:span> <text:s/>1 <text:s/><text:span text:style-name="T1">2 <text:s/>1</text:span> <text:s/>1 <text:s/>1 <text:s/>2 <text:s/>2 <text:s/>2 <text:s/>2</text:p>
      <text:p text:style-name="P1">ans = 1 <text:s/><text:span text:style-name="T1">2 <text:s/>1</text:span> <text:s/>1 <text:s/>1 <text:s/><text:span text:style-name="T1">2 <text:s/>1</text:span> <text:s/>1 <text:s/>1 <text:s/><text:span text:style-name="T1">2 <text:s/>1</text:span> <text:s/>1 <text:s/>1 <text:s/>1 <text:s/>1 <text:s/>1 <text:s/>1 <text:s/>1 <text:s/><text:span text:style-name="T1">2 <text:s/>1</text:span> <text:s/>2 <text:s/><text:span text:style-name="T1">2 <text:s/>1</text:span> <text:s/>2 <text:s/>2 <text:s/>2 <text:s/>2 <text:s/><text:span text:style-name="T1">2 <text:s/>1</text:span> <text:s/>2 <text:s/>2</text:p>
      <text:p text:style-name="P1">ans = 2 <text:s/><text:span text:style-name="T1">2 <text:s/>1</text:span> <text:s/><text:span text:style-name="T1">2 <text:s/>1</text:span> <text:s/><text:span text:style-name="T1">2 <text:s/>1</text:span> <text:s/>1 <text:s/>1 <text:s/>1 <text:s/>1 <text:s/>1 <text:s/>1 <text:s/>2 <text:s/><text:span text:style-name="T1">2 <text:s/>1</text:span> <text:s/>2 <text:s/><text:span text:style-name="T1">2 <text:s/>1</text:span> <text:s/>1 <text:s/>1 <text:s/>1 <text:s/>1 <text:s/>2 <text:s/>2 <text:s/><text:span text:style-name="T1">2 <text:s/>1</text:span> <text:s/>1 <text:s/>2 <text:s/>2 <text:s/>2</text:p>
      <text:p text:style-name="P1">ans = 1 <text:s/>1 <text:s/>1 <text:s/><text:span text:style-name="T1">2 <text:s/>1</text:span> <text:s/>1 <text:s/>1 <text:s/><text:span text:style-name="T1">2 <text:s/>1</text:span> <text:s/>1 <text:s/>2 <text:s/><text:span text:style-name="T1">2 <text:s/>1</text:span> <text:s/><text:span text:style-name="T1">2 <text:s/>1</text:span> <text:s/>1 <text:s/><text:span text:style-name="T1">2 <text:s/>1</text:span> <text:s/>1 <text:s/>1 <text:s/>2 <text:s/><text:span text:style-name="T1">2 <text:s/>1</text:span> <text:s/><text:span text:style-name="T1">2 <text:s/>1</text:span> <text:s/><text:span text:style-name="T1">2 <text:s/>1</text:span> <text:s/><text:span text:style-name="T1">2 <text:s/>1</text:span> <text:s/>1 <text:s/>1</text:p>
      <text:p text:style-name="P1">ans = 1 <text:s/><text:span text:style-name="T1">2 <text:s/>1</text:span> <text:s/>2 <text:s/><text:span text:style-name="T1">2 <text:s/>1</text:span> <text:s/><text:span text:style-name="T1">2 <text:s/>1</text:span> <text:s/>1 <text:s/><text:span text:style-name="T1">2 <text:s/>1</text:span> <text:s/>2 <text:s/><text:span text:style-name="T1">2 <text:s/>1</text:span> <text:s/><text:span text:style-name="T1">2 <text:s/>1</text:span> <text:s/><text:span text:style-name="T1">2 <text:s/>1</text:span> <text:s/><text:span text:style-name="T1">2 <text:s/>1</text:span> <text:s/>1 <text:s/>1 <text:s/>1 <text:s/><text:span text:style-name="T1">2 <text:s/>1</text:span> <text:s/>1 <text:s/>2 <text:s/><text:span text:style-name="T1">2 <text:s/>1</text:span> <text:s/>2 <text:s/>2</text:p>
      <text:p text:style-name="P1">ans = 1 <text:s/><text:span text:style-name="T1">2 <text:s/>1</text:span> <text:s/><text:span text:style-name="T1">2 <text:s/>1</text:span> <text:s/>1 <text:s/>1 <text:s/>1 <text:s/><text:span text:style-name="T1">2 <text:s/>1</text:span> <text:s/>1 <text:s/>1 <text:s/>1 <text:s/>1 <text:s/>1 <text:s/>1 <text:s/>1 <text:s/>2 <text:s/>2 <text:s/><text:span text:style-name="T1">2 <text:s/>1</text:span> <text:s/>1 <text:s/>1 <text:s/>2 <text:s/><text:span text:style-name="T1">2 <text:s/>1</text:span> <text:s/><text:span text:style-name="T1">2 <text:s/>1</text:span> <text:s/><text:span text:style-name="T1">2 <text:s/>1</text:span> <text:s/>1</text:p>
      <text:p text:style-name="P1">ans = <text:span text:style-name="T1">2 <text:s/>1</text:span> <text:s/>0 <text:s/><text:span text:style-name="T1">2 <text:s/>1</text:span> <text:s/>1 <text:s/>1 <text:s/>1 <text:s/><text:span text:style-name="T1">2 <text:s/>1</text:span> <text:s/>1 <text:s/>1 <text:s/>1 <text:s/>1 <text:s/>1 <text:s/>1 <text:s/>2 <text:s/>2 <text:s/><text:span text:style-name="T1">2 <text:s/>1</text:span> <text:s/>1 <text:s/>1 <text:s/>1 <text:s/>1 <text:s/>1 <text:s/><text:span text:style-name="T1">2 <text:s/>1</text:span> <text:s/><text:span text:style-name="T1">2 <text:s/>1</text:span> <text:s/>2 <text:s/>2</text:p>
      <text:p text:style-name="P1">ans = 1 <text:s/>2 <text:s/><text:span text:style-name="T1">2 <text:s/>1</text:span> <text:s/>1 <text:s/>1 <text:s/>1 <text:s/>1 <text:s/>1 <text:s/><text:span text:style-name="T1">2 <text:s/>1</text:span> <text:s/>1 <text:s/>1 <text:s/>1 <text:s/>1 <text:s/>1 <text:s/>2 <text:s/><text:span text:style-name="T1">2 <text:s/>1</text:span> <text:s/>1 <text:s/>1 <text:s/><text:span text:style-name="T1">2 <text:s/>1</text:span> <text:s/><text:span text:style-name="T1">2 <text:s/>1</text:span> <text:s/>1 <text:s/>1 <text:s/>1 <text:s/><text:span text:style-name="T1">2 <text:s/>1</text:span> <text:s/>1</text:p>
      <text:p text:style-name="P1">ans = 7A_2B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<text:span text:style-name="T1">2 <text:s/>1</text:span> <text:s/>2 <text:s/><text:span text:style-name="T1">2 <text:s/>1</text:span> <text:s/>2 <text:s/>2 <text:s/>2 <text:s/>2 <text:s/>2</text:p>
      <text:p text:style-name="P1">ans = 2 <text:s/>2 <text:s/>2 <text:s/>2 <text:s/>2 <text:s/><text:span text:style-name="T1">2 <text:s/>1</text:span> <text:s/><text:span text:style-name="T1">2 <text:s/>1</text:span> <text:s/>2 <text:s/>2 <text:s/>2 <text:s/>2 <text:s/><text:span text:style-name="T1">2 <text:s/>1</text:span> <text:s/>2 <text:s/>2 <text:s/>2 <text:s/>2 <text:s/><text:span text:style-name="T1">2 <text:s/>1</text:span> <text:s/>2 <text:s/><text:span text:style-name="T1">2 <text:s/>1</text:span> <text:s/>1 <text:s/>1 <text:s/>2 <text:s/>2 <text:s/>2 <text:s/>2 <text:s/>2</text:p>
      <text:p text:style-name="P1">ans = 2 <text:s/>2 <text:s/>2 <text:s/><text:span text:style-name="T1">2 <text:s/>1</text:span> <text:s/>2 <text:s/>2 <text:s/>2 <text:s/>2 <text:s/>2 <text:s/>2 <text:s/>2 <text:s/><text:span text:style-name="T1">2 <text:s/>1</text:span> <text:s/>2 <text:s/>2 <text:s/>2 <text:s/>2 <text:s/>2 <text:s/>2 <text:s/><text:span text:style-name="T1">2 <text:s/>1</text:span> <text:s/>2 <text:s/>2 <text:s/>2 <text:s/>2 <text:s/>2 <text:s/>2 <text:s/>2 <text:s/>2 <text:s/>2</text:p>
      <text:p text:style-name="P1">ans = 1 <text:s/>1 <text:s/>2 <text:s/>2 <text:s/><text:span text:style-name="T1">2 <text:s/>1</text:span> <text:s/>2 <text:s/>2 <text:s/>2 <text:s/>2 <text:s/>2 <text:s/>2 <text:s/>2 <text:s/>2 <text:s/>2 <text:s/>2 <text:s/>2 <text:s/><text:span text:style-name="T1">2 <text:s/>1</text:span> <text:s/>1 <text:s/>2 <text:s/><text:span text:style-name="T1">2 <text:s/>1</text:span> <text:s/><text:span text:style-name="T1">2 <text:s/>1</text:span> <text:s/>2 <text:s/><text:span text:style-name="T1">2 <text:s/>1</text:span> <text:s/>2 <text:s/>2 <text:s/>2</text:p>
      <text:p text:style-name="P1">ans = 2 <text:s/>2 <text:s/>2 <text:s/><text:span text:style-name="T1">2 <text:s/>1</text:span> <text:s/>2 <text:s/>2 <text:s/>2 <text:s/>2 <text:s/><text:span text:style-name="T1">2 <text:s/>1</text:span> <text:s/>1 <text:s/>2 <text:s/>2 <text:s/>2 <text:s/><text:span text:style-name="T1">2 <text:s/>1</text:span> <text:s/>2 <text:s/><text:span text:style-name="T1">2 <text:s/>1</text:span> <text:s/>1 <text:s/>2 <text:s/>2 <text:s/>2 <text:s/>2 <text:s/>2 <text:s/>2 <text:s/><text:span text:style-name="T1">2 <text:s/>1</text:span>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<text:span text:style-name="T1">2 <text:s/>1</text:span> <text:s/>2 <text:s/>2 <text:s/>2 <text:s/>2 <text:s/>2 <text:s/>2 <text:s/>2 <text:s/>2 <text:s/>2 <text:s/>2 <text:s/>2 <text:s/><text:span text:style-name="T1">2 <text:s/>1</text:span>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<text:span text:style-name="T1">2 <text:s/>1</text:span> <text:s/><text:span text:style-name="T1">2 <text:s/>1</text:span> <text:s/>2 <text:s/>2 <text:s/><text:span text:style-name="T1">2 <text:s/>1</text:span> <text:s/>2 <text:s/>2 <text:s/>2 <text:s/>2 <text:s/>2 <text:s/>2 <text:s/>2 <text:s/>2 <text:s/>2 <text:s/>2 <text:s/>2</text:p>
      <text:p text:style-name="P1">ans = 1 <text:s/>1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8A_2B</text:p>
      <text:p text:style-name="P1">ans = 2 <text:s/>2 <text:s/>2 <text:s/>2 <text:s/>2 <text:s/>2 <text:s/>2 <text:s/>2 <text:s/>2 <text:s/>2 <text:s/><text:span text:style-name="T1">2 <text:s/>1</text:span> <text:s/>1 <text:s/>1 <text:s/>2 <text:s/>2 <text:s/><text:span text:style-name="T1">2 <text:s/>1</text:span> <text:s/>2 <text:s/>2 <text:s/>2 <text:s/>2 <text:s/>2 <text:s/>2 <text:s/><text:span text:style-name="T1">2 <text:s/>1</text:span> <text:s/>2 <text:s/><text:span text:style-name="T1">2 <text:s/>1</text:span> <text:s/>2 <text:s/>2</text:p>
      <text:p text:style-name="P1">ans = 2 <text:s/>2 <text:s/><text:span text:style-name="T1">2 <text:s/>1</text:span> <text:s/>1 <text:s/>2 <text:s/>2 <text:s/>2 <text:s/>2 <text:s/>2 <text:s/><text:span text:style-name="T1">2 <text:s/>1</text:span> <text:s/><text:span text:style-name="T1">2 <text:s/>1</text:span> <text:s/>1 <text:s/>1 <text:s/>2 <text:s/>2 <text:s/>2 <text:s/>2 <text:s/>2 <text:s/>2 <text:s/><text:span text:style-name="T1">2 <text:s/>1</text:span> <text:s/>2 <text:s/><text:span text:style-name="T1">2 <text:s/>1</text:span> <text:s/>2 <text:s/><text:span text:style-name="T1">2 <text:s/>1</text:span> <text:s/>1</text:p>
      <text:p text:style-name="P1">ans = <text:span text:style-name="T1">2 <text:s/>1</text:span> <text:s/>2 <text:s/>2 <text:s/>2 <text:s/>2 <text:s/>2 <text:s/>2 <text:s/><text:span text:style-name="T1">2 <text:s/>1</text:span> <text:s/>2 <text:s/>2 <text:s/>2 <text:s/>2 <text:s/>2 <text:s/><text:span text:style-name="T1">2 <text:s/>1</text:span> <text:s/>2 <text:s/><text:span text:style-name="T1">2 <text:s/>1</text:span> <text:s/>2 <text:s/>2 <text:s/>2 <text:s/>2 <text:s/><text:span text:style-name="T1">2 <text:s/>1</text:span> <text:s/>1 <text:s/>1 <text:s/><text:span text:style-name="T1">2 <text:s/>1</text:span> <text:s/>1</text:p>
      <text:p text:style-name="P1">ans = 2 <text:s/>2 <text:s/>2 <text:s/>2 <text:s/>2 <text:s/><text:span text:style-name="T1">2 <text:s/>1</text:span> <text:s/><text:span text:style-name="T1">2 <text:s/>1</text:span> <text:s/>2 <text:s/><text:span text:style-name="T1">2 <text:s/>1</text:span> <text:s/>1 <text:s/>2 <text:s/>2 <text:s/>2 <text:s/>2 <text:s/>2 <text:s/>2 <text:s/>2 <text:s/>2 <text:s/>2 <text:s/>2 <text:s/>2 <text:s/>2 <text:s/>2 <text:s/>2 <text:s/>2 <text:s/><text:span text:style-name="T1">2 <text:s/>1</text:span> <text:s/>1</text:p>
      <text:p text:style-name="P1">ans = 2 <text:s/><text:span text:style-name="T1">2 <text:s/>1</text:span> <text:s/>1 <text:s/>1 <text:s/>1 <text:s/>2 <text:s/><text:span text:style-name="T1">2 <text:s/>1</text:span> <text:s/>2 <text:s/>2 <text:s/>2 <text:s/>2 <text:s/><text:span text:style-name="T1">2 <text:s/>1</text:span> <text:s/>1 <text:s/>1 <text:s/>1 <text:s/>2 <text:s/>2 <text:s/><text:span text:style-name="T1">2 <text:s/>1</text:span> <text:s/>2 <text:s/>2 <text:s/>2 <text:s/>2 <text:s/>2 <text:s/><text:span text:style-name="T1">2 <text:s/>1</text:span> <text:s/>1 <text:s/>1</text:p>
      <text:p text:style-name="P1">ans = 2 <text:s/>2 <text:s/>2 <text:s/><text:span text:style-name="T1">2 <text:s/>1</text:span> <text:s/>2 <text:s/>2 <text:s/><text:span text:style-name="T1">2 <text:s/>1</text:span> <text:s/>1 <text:s/>2 <text:s/>2 <text:s/>2 <text:s/>2 <text:s/>2 <text:s/>2 <text:s/>2 <text:s/>2 <text:s/>2 <text:s/><text:span text:style-name="T1">2 <text:s/>1</text:span> <text:s/>1 <text:s/>2 <text:s/><text:span text:style-name="T1">2 <text:s/>1</text:span> <text:s/>2 <text:s/>2 <text:s/><text:span text:style-name="T1">2 <text:s/>1</text:span> <text:s/>1 <text:s/>1</text:p>
      <text:p text:style-name="P1">ans = 2 <text:s/>2 <text:s/>2 <text:s/>2 <text:s/>2 <text:s/><text:span text:style-name="T1">2 <text:s/>1</text:span> <text:s/>2 <text:s/>2 <text:s/><text:span text:style-name="T1">2 <text:s/>1</text:span> <text:s/>1 <text:s/>2 <text:s/>2 <text:s/>2 <text:s/><text:span text:style-name="T1">2 <text:s/>1</text:span> <text:s/>2 <text:s/>2 <text:s/>2 <text:s/>2 <text:s/>2 <text:s/>2 <text:s/>2 <text:s/>2 <text:s/>2 <text:s/>2 <text:s/>2 <text:s/>2 <text:s/>2 <text:s/>2</text:p>
      <text:p text:style-name="P1">ans = 2 <text:s/>2 <text:s/><text:span text:style-name="T1">2 <text:s/>1</text:span> <text:s/><text:span text:style-name="T1">2 <text:s/>1</text:span> <text:s/>2 <text:s/>2 <text:s/>0 <text:s/>2 <text:s/><text:span text:style-name="T1">2 <text:s/>1</text:span> <text:s/>2 <text:s/>2 <text:s/><text:span text:style-name="T1">2 <text:s/>1</text:span> <text:s/>1 <text:s/>2 <text:s/>2 <text:s/>2 <text:s/><text:span text:style-name="T1">2 <text:s/>1</text:span> <text:s/><text:span text:style-name="T1">2 <text:s/>1</text:span> <text:s/>2 <text:s/><text:span text:style-name="T1">2 <text:s/>1</text:span> <text:s/>1 <text:s/>2 <text:s/>2 <text:s/>2</text:p>
      <text:p text:style-name="P1">ans = 2 <text:s/>2 <text:s/>2 <text:s/>2 <text:s/>2 <text:s/>2 <text:s/>2 <text:s/>2 <text:s/><text:span text:style-name="T1">2 <text:s/>1</text:span> <text:s/>2 <text:s/>2 <text:s/>2 <text:s/>2 <text:s/>2 <text:s/>2 <text:s/>2 <text:s/>2 <text:s/><text:span text:style-name="T1">2 <text:s/>1</text:span> <text:s/>2 <text:s/>2 <text:s/><text:span text:style-name="T1">2 <text:s/>1</text:span> <text:s/>1 <text:s/>2 <text:s/><text:span text:style-name="T1">2 <text:s/>1</text:span> <text:s/>2 <text:s/>2 <text:s/>2</text:p>
      <text:p text:style-name="P1">ans = 2 <text:s/>2 <text:s/>2 <text:s/><text:span text:style-name="T1">2 <text:s/>1</text:span> <text:s/>2 <text:s/>2 <text:s/><text:span text:style-name="T1">2 <text:s/>1</text:span> <text:s/>1 <text:s/>2 <text:s/>2 <text:s/><text:span text:style-name="T1">2 <text:s/>1</text:span> <text:s/>2 <text:s/>2 <text:s/>2 <text:s/>2 <text:s/>2 <text:s/>2 <text:s/><text:span text:style-name="T1">2 <text:s/>1</text:span> <text:s/><text:span text:style-name="T1">2 <text:s/>1</text:span> <text:s/>2 <text:s/><text:span text:style-name="T1">2 <text:s/>1</text:span> <text:s/>1 <text:s/>2 <text:s/>2 <text:s/>2</text:p>
      <text:p text:style-name="P1">ans = 9A_506</text:p>
      <text:p text:style-name="P1">ans = 0 <text:s/>2 <text:s/>2 <text:s/>2 <text:s/><text:span text:style-name="T1">2 <text:s/>1</text:span> <text:s/>1 <text:s/>1 <text:s/>2 <text:s/>2 <text:s/>2 <text:s/>2 <text:s/>2 <text:s/>2 <text:s/><text:span text:style-name="T1">2 <text:s/>1</text:span> <text:s/>1 <text:s/>2 <text:s/>2 <text:s/><text:span text:style-name="T1">2 <text:s/>1</text:span> <text:s/>1 <text:s/>2 <text:s/>2 <text:s/><text:span text:style-name="T1">2 <text:s/>1</text:span> <text:s/>2 <text:s/>2 <text:s/>2 <text:s/>2 <text:s/>2</text:p>
      <text:p text:style-name="P1">ans = 2 <text:s/><text:span text:style-name="T1">2 <text:s/>1</text:span> <text:s/>2 <text:s/><text:span text:style-name="T1">2 <text:s/>1</text:span> <text:s/>2 <text:s/><text:span text:style-name="T1">2 <text:s/>1</text:span> <text:s/>1 <text:s/>2 <text:s/>2 <text:s/>2 <text:s/><text:span text:style-name="T1">2 <text:s/>1</text:span> <text:s/>2 <text:s/><text:span text:style-name="T1">2 <text:s/>1</text:span> <text:s/>2 <text:s/>2 <text:s/>2 <text:s/>2 <text:s/>2 <text:s/>2 <text:s/>2 <text:s/>2 <text:s/>2 <text:s/>2 <text:s/>2 <text:s/>2 <text:s/>2</text:p>
      <text:p text:style-name="P1">ans = <text:span text:style-name="T1">2 <text:s/>1</text:span> <text:s/>2 <text:s/>2 <text:s/>2 <text:s/>2 <text:s/>2 <text:s/>2 <text:s/>2 <text:s/>2 <text:s/>2 <text:s/>2 <text:s/>2 <text:s/>2 <text:s/><text:span text:style-name="T1">2 <text:s/>1</text:span> <text:s/>1 <text:s/>2 <text:s/>2 <text:s/>2 <text:s/><text:span text:style-name="T1">2 <text:s/>1</text:span> <text:s/>1 <text:s/>1 <text:s/>2 <text:s/>2 <text:s/>0 <text:s/>1 <text:s/>2 <text:s/>2 <text:s/>2</text:p>
      <text:p text:style-name="P1">ans = 2 <text:s/><text:span text:style-name="T1">2 <text:s/>1</text:span> <text:s/>2 <text:s/>2 <text:s/>2 <text:s/>2 <text:s/>2 <text:s/>2 <text:s/>2 <text:s/>2 <text:s/>2 <text:s/>2 <text:s/>2 <text:s/><text:span text:style-name="T1">2 <text:s/>1</text:span> <text:s/>2 <text:s/>2 <text:s/>2 <text:s/>2 <text:s/>2 <text:s/>2 <text:s/>2 <text:s/>2 <text:s/>2 <text:s/>2 <text:s/>2 <text:s/>2 <text:s/>2 <text:s/>2 <text:s/>2</text:p>
      <text:p text:style-name="P1">ans = 2 <text:s/>2 <text:s/><text:span text:style-name="T1">2 <text:s/>1</text:span>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<text:span text:style-name="T1">2 <text:s/>1</text:span> <text:s/>2 <text:s/>2 <text:s/>2</text:p>
      <text:p text:style-name="P1">ans = <text:span text:style-name="T1">2 <text:s/>1</text:span> <text:s/>2 <text:s/>2 <text:s/>2 <text:s/>2 <text:s/>2 <text:s/>2 <text:s/>2 <text:s/>2 <text:s/>2 <text:s/>2 <text:s/>2 <text:s/>2 <text:s/>2 <text:s/>2 <text:s/>2 <text:s/>2 <text:s/>2 <text:s/>2 <text:s/>2 <text:s/><text:span text:style-name="T1">2 <text:s/>1</text:span> <text:s/>2 <text:s/>2 <text:s/>2 <text:s/><text:span text:style-name="T1">2 <text:s/>1</text:span> <text:s/>2 <text:s/>2 <text:s/>2</text:p>
      <text:p text:style-name="P1">ans = <text:span text:style-name="T1">2 <text:s/>1</text:span> <text:s/>2 <text:s/>2 <text:s/>2 <text:s/><text:span text:style-name="T1">2 <text:s/>1</text:span> <text:s/>2 <text:s/>2 <text:s/>2 <text:s/>2 <text:s/>2 <text:s/>2 <text:s/>2 <text:s/>2 <text:s/>2 <text:s/>2 <text:s/>2 <text:s/>2 <text:s/>2 <text:s/>2 <text:s/>2 <text:s/>2 <text:s/>2 <text:s/><text:span text:style-name="T1">2 <text:s/>1</text:span> <text:s/>2 <text:s/>2 <text:s/>2 <text:s/>2 <text:s/>2</text:p>
      <text:p text:style-name="P1">ans = 2 <text:s/>2 <text:s/>2 <text:s/>2 <text:s/>2 <text:s/>2 <text:s/><text:span text:style-name="T1">2 <text:s/>1</text:span> <text:s/>1 <text:s/>2 <text:s/>2 <text:s/><text:span text:style-name="T1">2 <text:s/>1</text:span> <text:s/>2 <text:s/>2 <text:s/>2 <text:s/><text:span text:style-name="T1">2 <text:s/>1</text:span> <text:s/>2 <text:s/>2 <text:s/>2 <text:s/><text:span text:style-name="T1">2 <text:s/>1</text:span> <text:s/>2 <text:s/>2 <text:s/>2 <text:s/>2 <text:s/>2 <text:s/>2 <text:s/>2 <text:s/>2</text:p>
      <text:p text:style-name="P1">ans = 2 <text:s/>2 <text:s/>2 <text:s/>2 <text:s/><text:span text:style-name="T1">2 <text:s/>1</text:span> <text:s/>2 <text:s/><text:span text:style-name="T1">2 <text:s/>1</text:span> <text:s/>2 <text:s/>2 <text:s/>2 <text:s/>2 <text:s/><text:span text:style-name="T1">2 <text:s/>1</text:span> <text:s/>2 <text:s/>2 <text:s/>2 <text:s/><text:span text:style-name="T1">2 <text:s/>1</text:span> <text:s/>2 <text:s/>2 <text:s/>2 <text:s/>2 <text:s/>2 <text:s/>2 <text:s/><text:span text:style-name="T1">2 <text:s/>1</text:span> <text:s/>2 <text:s/>2 <text:s/>2</text:p>
      <text:p text:style-name="P1">ans = 10A_506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<text:span text:style-name="T1">2 <text:s/>1</text:span>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<text:soft-page-break/>ans = 2 <text:s/>2 <text:s/>2 <text:s/>2 <text:s/>2 <text:s/>2 <text:s/>2 <text:s/>2 <text:s/>2 <text:s/>2 <text:s/>2 <text:s/>2 <text:s/>2 <text:s/>2 <text:s/>2 <text:s/>2 <text:s/>2 <text:s/>2 <text:s/>2 <text:s/>0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0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0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0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3B_11A</text:p>
      <text:p text:style-name="P1">ans = 2 <text:s/>2 <text:s/>2 <text:s/><text:span text:style-name="T1">2 <text:s/>1</text:span> <text:s/>1 <text:s/>2 <text:s/><text:span text:style-name="T1">2 <text:s/>1</text:span> <text:s/><text:span text:style-name="T1">2 <text:s/>1</text:span> <text:s/>2 <text:s/>2 <text:s/>2 <text:s/>2 <text:s/>2 <text:s/>2 <text:s/>2 <text:s/><text:span text:style-name="T1">2 <text:s/>1</text:span> <text:s/>2 <text:s/>2 <text:s/>2 <text:s/>2 <text:s/>2 <text:s/>2 <text:s/>2 <text:s/>2 <text:s/>2 <text:s/>2 <text:s/>2</text:p>
      <text:p text:style-name="P1">ans = 1 <text:s/>2 <text:s/>2 <text:s/>2 <text:s/>2 <text:s/><text:span text:style-name="T1">2 <text:s/>1</text:span> <text:s/>1 <text:s/>1 <text:s/>2 <text:s/><text:span text:style-name="T1">2 <text:s/>1</text:span> <text:s/>2 <text:s/>2 <text:s/>2 <text:s/>2 <text:s/><text:span text:style-name="T1">2 <text:s/>1</text:span> <text:s/>1 <text:s/><text:span text:style-name="T1">2 <text:s/>1</text:span> <text:s/>2 <text:s/>2 <text:s/>2 <text:s/><text:span text:style-name="T1">2 <text:s/>1</text:span> <text:s/>2 <text:s/>2 <text:s/>2 <text:s/>2 <text:s/>2</text:p>
      <text:p text:style-name="P1">ans = <text:span text:style-name="T1">2 <text:s/>1</text:span> <text:s/>1 <text:s/>2 <text:s/>2 <text:s/>2 <text:s/>2 <text:s/>2 <text:s/><text:span text:style-name="T1">2 <text:s/>1</text:span> <text:s/>2 <text:s/>2 <text:s/>2 <text:s/><text:span text:style-name="T1">2 <text:s/>1</text:span> <text:s/>1 <text:s/>2 <text:s/>2 <text:s/>2 <text:s/><text:span text:style-name="T1">2 <text:s/>1</text:span> <text:s/>2 <text:s/>2 <text:s/>2 <text:s/><text:span text:style-name="T1">2 <text:s/>1</text:span> <text:s/><text:span text:style-name="T1">2 <text:s/>1</text:span> <text:s/>1 <text:s/>2 <text:s/>2</text:p>
      <text:p text:style-name="P1">ans = 2 <text:s/>2 <text:s/>2 <text:s/><text:span text:style-name="T1">2 <text:s/>1</text:span> <text:s/>2 <text:s/>2 <text:s/>2 <text:s/>2 <text:s/>2 <text:s/>2 <text:s/>2 <text:s/>2 <text:s/><text:span text:style-name="T1">2 <text:s/>1</text:span> <text:s/>2 <text:s/>2 <text:s/>2 <text:s/>2 <text:s/>2 <text:s/>2 <text:s/>2 <text:s/>2 <text:s/>2 <text:s/>2 <text:s/>2 <text:s/>2 <text:s/>2 <text:s/>2 <text:s/>2 <text:s/>2</text:p>
      <text:p text:style-name="P1">ans = <text:span text:style-name="T1">2 <text:s/>1</text:span> <text:s/>1 <text:s/>1 <text:s/><text:span text:style-name="T1">2 <text:s/>1</text:span> <text:s/><text:span text:style-name="T1">2 <text:s/>1</text:span> <text:s/>1 <text:s/>2 <text:s/>2 <text:s/>2 <text:s/>2 <text:s/>2 <text:s/><text:span text:style-name="T1">2 <text:s/>1</text:span> <text:s/><text:span text:style-name="T1">2 <text:s/>1</text:span> <text:s/>2 <text:s/>2 <text:s/><text:span text:style-name="T1">2 <text:s/>1</text:span> <text:s/>2 <text:s/><text:span text:style-name="T1">2 <text:s/>1</text:span> <text:s/><text:span text:style-name="T1">2 <text:s/>1</text:span> <text:s/>2 <text:s/><text:span text:style-name="T1">2 <text:s/>1</text:span> <text:s/>1</text:p>
      <text:p text:style-name="P1">ans = 1 <text:s/>2 <text:s/><text:span text:style-name="T1">2 <text:s/>1</text:span> <text:s/><text:span text:style-name="T1">2 <text:s/>1</text:span> <text:s/>2 <text:s/>2 <text:s/>2 <text:s/>2 <text:s/><text:span text:style-name="T1">2 <text:s/>1</text:span> <text:s/>1 <text:s/>2 <text:s/>2 <text:s/><text:span text:style-name="T1">2 <text:s/>1</text:span> <text:s/>1 <text:s/><text:span text:style-name="T1">2 <text:s/>1</text:span> <text:s/>2 <text:s/>2 <text:s/><text:span text:style-name="T1">2 <text:s/>1</text:span> <text:s/>2 <text:s/><text:span text:style-name="T1">2 <text:s/>1</text:span> <text:s/>2 <text:s/><text:span text:style-name="T1">2 <text:s/>1</text:span> <text:s/>1</text:p>
      <text:p text:style-name="P1">ans = <text:span text:style-name="T1">2 <text:s/>1</text:span> <text:s/><text:span text:style-name="T1">2 <text:s/>1</text:span> <text:s/>1 <text:s/><text:span text:style-name="T1">2 <text:s/>1</text:span> <text:s/>2 <text:s/><text:span text:style-name="T1">2 <text:s/>1</text:span> <text:s/>2 <text:s/><text:span text:style-name="T1">2 <text:s/>1</text:span> <text:s/><text:span text:style-name="T1">2 <text:s/>1</text:span> <text:s/>2 <text:s/><text:span text:style-name="T1">2 <text:s/>1</text:span> <text:s/>2 <text:s/><text:span text:style-name="T1">2 <text:s/>1</text:span> <text:s/>2 <text:s/>2 <text:s/>2 <text:s/><text:span text:style-name="T1">2 <text:s/>1</text:span> <text:s/>1 <text:s/>2 <text:s/><text:span text:style-name="T1">2 <text:s/>1</text:span> <text:s/>1</text:p>
      <text:p text:style-name="P1">ans = 2 <text:s/>2 <text:s/>2 <text:s/><text:span text:style-name="T1">2 <text:s/>1</text:span> <text:s/>2 <text:s/>2 <text:s/>2 <text:s/>2 <text:s/><text:span text:style-name="T1">2 <text:s/>1</text:span> <text:s/>2 <text:s/>0 <text:s/>2 <text:s/>2 <text:s/>2 <text:s/><text:span text:style-name="T1">2 <text:s/>1</text:span> <text:s/><text:span text:style-name="T1">2 <text:s/>1</text:span> <text:s/>2 <text:s/>2 <text:s/>2 <text:s/>2 <text:s/>2 <text:s/>2 <text:s/><text:span text:style-name="T1">2 <text:s/>1</text:span> <text:s/>2 <text:s/>2 <text:s/>2</text:p>
      <text:p text:style-name="P1">ans = <text:span text:style-name="T1">2 <text:s/>1</text:span> <text:s/>2 <text:s/>2 <text:s/><text:span text:style-name="T1">2 <text:s/>1</text:span> <text:s/>1 <text:s/><text:span text:style-name="T1">2 <text:s/>1</text:span> <text:s/>2 <text:s/>2 <text:s/>2 <text:s/>2 <text:s/>2 <text:s/>2 <text:s/>2 <text:s/>2 <text:s/><text:span text:style-name="T1">2 <text:s/>1</text:span> <text:s/><text:span text:style-name="T1">2 <text:s/>1</text:span> <text:s/><text:span text:style-name="T1">2 <text:s/>1</text:span> <text:s/>2 <text:s/>2 <text:s/><text:span text:style-name="T1">2 <text:s/>1</text:span> <text:s/>1 <text:s/>2 <text:s/>2 <text:s/>2</text:p>
      <text:p text:style-name="P1">ans = 2 <text:s/><text:span text:style-name="T1">2 <text:s/>1</text:span> <text:s/>2 <text:s/>2 <text:s/>2 <text:s/>2 <text:s/>2 <text:s/>2 <text:s/><text:span text:style-name="T1">2 <text:s/>1</text:span> <text:s/>2 <text:s/><text:span text:style-name="T1">2 <text:s/>1</text:span> <text:s/>2 <text:s/><text:span text:style-name="T1">2 <text:s/>1</text:span> <text:s/><text:span text:style-name="T1">2 <text:s/>1</text:span> <text:s/><text:span text:style-name="T1">2 <text:s/>1</text:span> <text:s/>1 <text:s/>1 <text:s/>2 <text:s/><text:span text:style-name="T1">2 <text:s/>1</text:span> <text:s/>1 <text:s/>2 <text:s/><text:span text:style-name="T1">2 <text:s/>1</text:span> <text:s/>1</text:p>
      <text:p text:style-name="P1">ans = 4B_11A</text:p>
      <text:p text:style-name="P1">ans = 2 <text:s/>2 <text:s/>2 <text:s/>2 <text:s/>2 <text:s/>2 <text:s/>2 <text:s/>2 <text:s/>2 <text:s/>2 <text:s/>2 <text:s/>2 <text:s/>2 <text:s/>2 <text:s/>2 <text:s/>0 <text:s/>2 <text:s/>2 <text:s/>2 <text:s/>2 <text:s/>2 <text:s/>2 <text:s/>2 <text:s/>2 <text:s/>2 <text:s/>2 <text:s/>2 <text:s/>2 <text:s/>2 <text:s/>2 <text:s/>2</text:p>
      <text:p text:style-name="P1">ans = 1 <text:s/>2 <text:s/>2 <text:s/>2 <text:s/>2 <text:s/>2 <text:s/>2 <text:s/>2 <text:s/>2 <text:s/>2 <text:s/>2 <text:s/>2 <text:s/>2 <text:s/>2 <text:s/>2 <text:s/>2 <text:s/>2 <text:s/>2 <text:s/>2 <text:s/>2 <text:s/>2 <text:s/>2 <text:s/><text:span text:style-name="T1">2 <text:s/>1</text:span> <text:s/>2 <text:s/>2 <text:s/><text:span text:style-name="T1">2 <text:s/>1</text:span>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<text:span text:style-name="T1">2 <text:s/>1</text:span> <text:s/>2 <text:s/>2 <text:s/>2 <text:s/>2 <text:s/>2 <text:s/>2 <text:s/>2 <text:s/>2 <text:s/>2 <text:s/>2</text:p>
      <text:p text:style-name="P1">ans = 2 <text:s/>2 <text:s/>2 <text:s/>2 <text:s/>2 <text:s/>2 <text:s/><text:span text:style-name="T1">2 <text:s/>1</text:span> <text:s/>2 <text:s/>2 <text:s/>2 <text:s/>2 <text:s/>2 <text:s/>2 <text:s/>2 <text:s/>2 <text:s/>2 <text:s/>2 <text:s/>2 <text:s/><text:span text:style-name="T1">2 <text:s/>1</text:span>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0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<text:span text:style-name="T1">2 <text:s/>1</text:span> <text:s/>2 <text:s/>2 <text:s/>2 <text:s/>2 <text:s/>2</text:p>
      <text:p text:style-name="P1">ans = 2 <text:s/>2 <text:s/>2 <text:s/>2 <text:s/><text:span text:style-name="T1">2 <text:s/>1</text:span> <text:s/>2 <text:s/>2 <text:s/>2 <text:s/>2 <text:s/>2 <text:s/>2 <text:s/>2 <text:s/>2 <text:s/>2 <text:s/>2 <text:s/>2 <text:s/>2 <text:s/>2 <text:s/>2 <text:s/><text:span text:style-name="T1">2 <text:s/>1</text:span> <text:s/>1 <text:s/>2 <text:s/>2 <text:s/>2 <text:s/>0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/>
      <text:p text:style-name="P1"/>
      <text:p text:style-name="P1">%%%%%%%%%%%%%%%%%%%%% <text:s text:c="2"/>T=3 <text:s text:c="4"/>%%%%%%%%%%%%%%%%%%%%%%%%%%%%%%%%%</text:p>
      <text:p text:style-name="P1">ans = 1S_1B</text:p>
      <text:p text:style-name="P1">ans = 2 <text:s/><text:span text:style-name="T1">2 <text:s/>1</text:span> <text:s/>2 <text:s/>2 <text:s/>2 <text:s/>2 <text:s/>2 <text:s/>2 <text:s/>2 <text:s/>2 <text:s/>2 <text:s/>2 <text:s/>0 <text:s/>2 <text:s/>2 <text:s/>2 <text:s/>2 <text:s/>2 <text:s/>2 <text:s/>2 <text:s/>2 <text:s/>2 <text:s/>2 <text:s/><text:span text:style-name="T1">2 <text:s/>1</text:span> <text:s/>2 <text:s/>2 <text:s/>2 <text:s/>2 <text:s/>2</text:p>
      <text:p text:style-name="P1">ans = 2 <text:s/>2 <text:s/>2 <text:s/>2 <text:s/>2 <text:s/>2 <text:s/>2 <text:s/>2 <text:s/>2 <text:s/>2 <text:s/>2 <text:s/>2 <text:s/>2 <text:s/>2 <text:s/>0 <text:s/>2 <text:s/>2 <text:s/>2 <text:s/>2 <text:s/>2 <text:s/>2 <text:s/>2 <text:s/>2 <text:s/><text:span text:style-name="T1">2 <text:s/>1</text:span> <text:s/><text:span text:style-name="T1">2 <text:s/>1</text:span> <text:s/><text:span text:style-name="T1">2 <text:s/>1</text:span> <text:s/>2 <text:s/>2</text:p>
      <text:p text:style-name="P1">ans = 2 <text:s/>2 <text:s/>2 <text:s/>2 <text:s/><text:span text:style-name="T1">2 <text:s/>1</text:span> <text:s/>1 <text:s/>2 <text:s/>2 <text:s/>2 <text:s/>2 <text:s/>2 <text:s/>2 <text:s/>2 <text:s/>2 <text:s/>2 <text:s/>2 <text:s/>2 <text:s/>2 <text:s/>2 <text:s/>2 <text:s/><text:span text:style-name="T1">2 <text:s/>1</text:span> <text:s/>1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<text:span text:style-name="T1">2 <text:s/>1</text:span> <text:s/>2 <text:s/>2 <text:s/>0 <text:s/>2 <text:s/>2 <text:s/>2 <text:s/>2</text:p>
      <text:p text:style-name="P1">ans = 2 <text:s/>2 <text:s/>2 <text:s/>2 <text:s/>2 <text:s/><text:span text:style-name="T1">2 <text:s/>1</text:span> <text:s/>2 <text:s/>2 <text:s/>2 <text:s/>2 <text:s/>2 <text:s/>2 <text:s/><text:span text:style-name="T1">2 <text:s/>1</text:span> <text:s/>2 <text:s/>2 <text:s/><text:span text:style-name="T1">2 <text:s/>1</text:span> <text:s/>2 <text:s/>2 <text:s/>2 <text:s/><text:span text:style-name="T1">2 <text:s/>1</text:span> <text:s/>1 <text:s/>2 <text:s/>2 <text:s/>2 <text:s/>2 <text:s/>2 <text:s/>2</text:p>
      <text:p text:style-name="P1">ans = 1M_504</text:p>
      <text:p text:style-name="P1">ans = 2 <text:s/>2 <text:s/>2 <text:s/>2 <text:s/>2 <text:s/>2 <text:s/>2 <text:s/>2 <text:s/>2 <text:s/>2 <text:s/>2 <text:s/>2 <text:s/>2 <text:s/><text:span text:style-name="T1">2 <text:s/>1</text:span> <text:s/>2 <text:s/>2 <text:s/>2 <text:s/>2 <text:s/>2 <text:s/>2 <text:s/>2 <text:s/>2 <text:s/><text:span text:style-name="T1">2 <text:s/>1</text:span> <text:s/>1 <text:s/>2 <text:s/>2 <text:s/><text:span text:style-name="T1">2 <text:s/>1</text:span> <text:s/>1</text:p>
      <text:p text:style-name="P1">ans = 2 <text:s/>2 <text:s/>2 <text:s/>2 <text:s/><text:span text:style-name="T1">2 <text:s/>1</text:span> <text:s/>2 <text:s/><text:span text:style-name="T1">2 <text:s/>1</text:span> <text:s/>2 <text:s/><text:span text:style-name="T1">2 <text:s/>1</text:span> <text:s/>2 <text:s/>2 <text:s/>2 <text:s/>2 <text:s/>2 <text:s/><text:span text:style-name="T1">2 <text:s/>1</text:span> <text:s/>1 <text:s/>2 <text:s/>2 <text:s/>2 <text:s/>2 <text:s/><text:span text:style-name="T1">2 <text:s/>1</text:span> <text:s/>2 <text:s/>2 <text:s/>2 <text:s/>2 <text:s/>2</text:p>
      <text:p text:style-name="P1">ans = 2 <text:s/>2 <text:s/>2 <text:s/>2 <text:s/>2 <text:s/>2 <text:s/><text:span text:style-name="T1">2 <text:s/>1</text:span> <text:s/>2 <text:s/>2 <text:s/>2 <text:s/>2 <text:s/><text:span text:style-name="T1">2 <text:s/>1</text:span>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<text:span text:style-name="T1">2 <text:s/>1</text:span> <text:s/>1 <text:s/>2 <text:s/>2 <text:s/>2 <text:s/>2 <text:s/><text:span text:style-name="T1">2 <text:s/>1</text:span> <text:s/>1 <text:s/>2 <text:s/><text:span text:style-name="T1">2 <text:s/>1</text:span> <text:s/>2 <text:s/>2 <text:s/>2 <text:s/>2 <text:s/>2 <text:s/>2</text:p>
      <text:p text:style-name="P1">ans = 2 <text:s/>2 <text:s/>2 <text:s/>2 <text:s/>2 <text:s/>2 <text:s/>2 <text:s/>2 <text:s/><text:span text:style-name="T1">2 <text:s/>1</text:span> <text:s/>1 <text:s/>2 <text:s/>2 <text:s/>2 <text:s/><text:span text:style-name="T1">2 <text:s/>1</text:span> <text:s/>2 <text:s/>2 <text:s/>2 <text:s/><text:span text:style-name="T1">2 <text:s/>1</text:span> <text:s/>2 <text:s/>2 <text:s/>2 <text:s/>2 <text:s/>2 <text:s/>2 <text:s/>2 <text:s/>2 <text:s/>2 <text:s/>2</text:p>
      <text:p text:style-name="P1">ans = 2M_504</text:p>
      <text:p text:style-name="P1">ans = 2 <text:s/>2 <text:s/>2 <text:s/>2 <text:s/>2 <text:s/>2 <text:s/>2 <text:s/>2 <text:s/>2 <text:s/>2 <text:s/>2 <text:s/>2 <text:s/>2 <text:s/>2 <text:s/>2 <text:s/>2 <text:s/>2 <text:s/><text:span text:style-name="T1">2 <text:s/>1</text:span>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<text:span text:style-name="T1">2 <text:s/>1</text:span> <text:s/>2 <text:s/>2 <text:s/>2 <text:s/>2 <text:s/>2 <text:s/><text:span text:style-name="T1">2 <text:s/>1</text:span> <text:s/>2 <text:s/><text:span text:style-name="T1">2 <text:s/>1</text:span> <text:s/>1 <text:s/>1 <text:s/>2 <text:s/>2 <text:s/>2 <text:s/>2 <text:s/>2 <text:s/>2 <text:s/>2</text:p>
      <text:p text:style-name="P1">ans = 2 <text:s/>2 <text:s/><text:span text:style-name="T1">2 <text:s/>1</text:span> <text:s/>2 <text:s/>2 <text:s/><text:span text:style-name="T1">2 <text:s/>1</text:span> <text:s/>2 <text:s/>2 <text:s/>2 <text:s/>2 <text:s/><text:span text:style-name="T1">2 <text:s/>1</text:span> <text:s/>2 <text:s/>2 <text:s/>2 <text:s/>2 <text:s/><text:span text:style-name="T1">2 <text:s/>1</text:span> <text:s/>1 <text:s/>1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<text:span text:style-name="T1">2 <text:s/>1</text:span> <text:s/>1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%%%%%%%%%%%%%%%%%%%%% <text:s text:c="2"/>T=4 <text:s text:c="4"/>%%%%%%%%%%%%%%%%%%%%%%%%%%%%%%%%%</text:p>
      <text:p text:style-name="P1"><text:soft-page-break/>ans = 1S_1B</text:p>
      <text:p text:style-name="P1">ans = 2 <text:s/>2 <text:s/>2 <text:s/>2 <text:s/>2 <text:s/>2 <text:s/>2 <text:s/><text:span text:style-name="T1">2 <text:s/>1</text:span> <text:s/>1 <text:s/>2 <text:s/>2 <text:s/>2 <text:s/>2 <text:s/><text:span text:style-name="T1">2 <text:s/>1</text:span> <text:s/>2 <text:s/>2 <text:s/>2 <text:s/>2 <text:s/>2 <text:s/>2 <text:s/><text:span text:style-name="T1">2 <text:s/>1</text:span> <text:s/><text:span text:style-name="T1">2 <text:s/>1</text:span> <text:s/>2 <text:s/>2 <text:s/><text:span text:style-name="T1">2 <text:s/>1</text:span> <text:s/>1</text:p>
      <text:p text:style-name="P1">ans = 2 <text:s/>2 <text:s/>2 <text:s/>2 <text:s/>2 <text:s/>2 <text:s/>2 <text:s/>2 <text:s/>2 <text:s/><text:span text:style-name="T1">2 <text:s/>1</text:span> <text:s/>2 <text:s/>2 <text:s/>2 <text:s/>2 <text:s/>2 <text:s/>2 <text:s/>2 <text:s/>2 <text:s/><text:span text:style-name="T1">2 <text:s/>1</text:span> <text:s/>2 <text:s/><text:span text:style-name="T1">2 <text:s/>1</text:span> <text:s/>2 <text:s/>0 <text:s/>1 <text:s/>1 <text:s/>1 <text:s/>1 <text:s/>1</text:p>
      <text:p text:style-name="P1">ans = 2 <text:s/>2 <text:s/><text:span text:style-name="T1">2 <text:s/>1</text:span> <text:s/>2 <text:s/>2 <text:s/>2 <text:s/><text:span text:style-name="T1">2 <text:s/>1</text:span> <text:s/>2 <text:s/>2 <text:s/>2 <text:s/><text:span text:style-name="T1">2 <text:s/>1</text:span> <text:s/>2 <text:s/>2 <text:s/><text:span text:style-name="T1">2 <text:s/>1</text:span> <text:s/>2 <text:s/>2 <text:s/>2 <text:s/>2 <text:s/>2 <text:s/>2 <text:s/><text:span text:style-name="T1">2 <text:s/>1</text:span> <text:s/>2 <text:s/>2 <text:s/><text:span text:style-name="T1">2 <text:s/>1</text:span> <text:s/>1</text:p>
      <text:p text:style-name="P1">ans = 1 <text:s/>2 <text:s/><text:span text:style-name="T1">2 <text:s/>1</text:span> <text:s/>0 <text:s/>2 <text:s/>2 <text:s/>2 <text:s/>2 <text:s/>2 <text:s/>2 <text:s/>2 <text:s/>2 <text:s/>2 <text:s/>2 <text:s/>2 <text:s/>2 <text:s/>2 <text:s/>2 <text:s/>2 <text:s/>2 <text:s/>2 <text:s/>2 <text:s/>2 <text:s/><text:span text:style-name="T1">2 <text:s/>1</text:span> <text:s/>1 <text:s/><text:span text:style-name="T1">2 <text:s/>1</text:span> <text:s/>1 <text:s/>1</text:p>
      <text:p text:style-name="P1">ans = 1 <text:s/>1 <text:s/>2 <text:s/>2 <text:s/>2 <text:s/>2 <text:s/><text:span text:style-name="T1">2 <text:s/>1</text:span> <text:s/><text:span text:style-name="T1">2 <text:s/>1</text:span> <text:s/>1 <text:s/>1 <text:s/>1 <text:s/>1 <text:s/>2 <text:s/>2 <text:s/>2 <text:s/><text:span text:style-name="T1">2 <text:s/>1</text:span> <text:s/>1 <text:s/>2 <text:s/>2 <text:s/><text:span text:style-name="T1">2 <text:s/>1</text:span> <text:s/>1 <text:s/>2 <text:s/>2 <text:s/><text:span text:style-name="T1">2 <text:s/>1</text:span> <text:s/>2 <text:s/>2</text:p>
      <text:p text:style-name="P1">ans = 1M_504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<text:span text:style-name="T1">2 <text:s/>1</text:span> <text:s/>2 <text:s/>2 <text:s/><text:span text:style-name="T1">2 <text:s/>1</text:span> <text:s/>2 <text:s/><text:span text:style-name="T1">2 <text:s/>1</text:span> <text:s/><text:span text:style-name="T1">2 <text:s/>1</text:span> <text:s/>1 <text:s/>2 <text:s/>2 <text:s/>2 <text:s/>2</text:p>
      <text:p text:style-name="P1">ans = 2 <text:s/>2 <text:s/>2 <text:s/>2 <text:s/>2 <text:s/>2 <text:s/>2 <text:s/>2 <text:s/>2 <text:s/><text:span text:style-name="T1">2 <text:s/>1</text:span>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<text:span text:style-name="T1">2 <text:s/>1</text:span> <text:s/>2 <text:s/>2 <text:s/>2 <text:s/>2 <text:s/>2 <text:s/>2 <text:s/>2 <text:s/>2 <text:s/>2 <text:s/>2 <text:s/>2 <text:s/>2 <text:s/>2</text:p>
      <text:p text:style-name="P1">ans = 2M_504</text:p>
      <text:p text:style-name="P1">ans = 2 <text:s/>2 <text:s/>2 <text:s/>2 <text:s/>2 <text:s/><text:span text:style-name="T1">2 <text:s/>1</text:span> <text:s/>2 <text:s/>2 <text:s/>2 <text:s/>2 <text:s/>2 <text:s/>2 <text:s/>2 <text:s/>2 <text:s/><text:span text:style-name="T1">2 <text:s/>1</text:span> <text:s/>2 <text:s/>2 <text:s/>2 <text:s/>2 <text:s/>2 <text:s/>2 <text:s/><text:span text:style-name="T1">2 <text:s/>1</text:span> <text:s/>2 <text:s/><text:span text:style-name="T1">2 <text:s/>1</text:span> <text:s/>2 <text:s/>2 <text:s/>2</text:p>
      <text:p text:style-name="P1">ans = 1 <text:s/>1 <text:s/>1 <text:s/>1 <text:s/>1 <text:s/>2 <text:s/>2 <text:s/>2 <text:s/><text:span text:style-name="T1">2 <text:s/>1</text:span> <text:s/>1 <text:s/>2 <text:s/>2 <text:s/><text:span text:style-name="T1">2 <text:s/>1</text:span> <text:s/>1 <text:s/>2 <text:s/><text:span text:style-name="T1">2 <text:s/>1</text:span> <text:s/>1 <text:s/>0 <text:s/>1 <text:s/>2 <text:s/>2 <text:s/>2 <text:s/>2 <text:s/>2 <text:s/><text:span text:style-name="T1">2 <text:s/>1</text:span>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<text:span text:style-name="T1">2 <text:s/>1</text:span> <text:s/>2 <text:s/>2 <text:s/><text:span text:style-name="T1">2 <text:s/>1</text:span> <text:s/>2 <text:s/>0 <text:s/>2 <text:s/>2</text:p>
      <text:p text:style-name="P1">ans = 2 <text:s/>2 <text:s/>2 <text:s/>2 <text:s/>2 <text:s/>2 <text:s/>2 <text:s/>2 <text:s/>2 <text:s/>2 <text:s/>2 <text:s/><text:span text:style-name="T1">2 <text:s/>1</text:span> <text:s/>1 <text:s/>2 <text:s/>2 <text:s/>2 <text:s/>2 <text:s/>2 <text:s/>2 <text:s/>2 <text:s/><text:span text:style-name="T1">2 <text:s/>1</text:span> <text:s/>2 <text:s/>2 <text:s/>2 <text:s/>2 <text:s/>2 <text:s/>2 <text:s/>2 <text:s/>2</text:p>
      <text:p text:style-name="P1">ans = 2 <text:s/>2 <text:s/><text:span text:style-name="T1">2 <text:s/>1</text:span> <text:s/>1 <text:s/>2 <text:s/>2 <text:s/>2 <text:s/>0 <text:s/>2 <text:s/>2 <text:s/>2 <text:s/>2 <text:s/>2 <text:s/>2 <text:s/>2 <text:s/>2 <text:s/>2 <text:s/>2 <text:s/><text:span text:style-name="T1">2 <text:s/>1</text:span> <text:s/>1 <text:s/><text:span text:style-name="T1">2 <text:s/>1</text:span> <text:s/>1 <text:s/>2 <text:s/>2 <text:s/>2 <text:s/>2 <text:s/>2 <text:s/>2</text:p>
      <text:p text:style-name="P1"/>
      <text:p text:style-name="P1">%%%%%%%%%%%%%%%%%%%%% <text:s text:c="2"/>T=5 <text:s text:c="4"/>%%%%%%%%%%%%%%%%%%%%%%%%%%%%%%%%%</text:p>
      <text:p text:style-name="P1">ans = 1S_1B</text:p>
      <text:p text:style-name="P1">ans = <text:span text:style-name="T1">2 <text:s/>1</text:span> <text:s/>1 <text:s/>1 <text:s/><text:span text:style-name="T1">2 <text:s/>1</text:span> <text:s/>1 <text:s/>2 <text:s/>2 <text:s/>2 <text:s/><text:span text:style-name="T1">2 <text:s/>1</text:span> <text:s/>2 <text:s/>2 <text:s/>2 <text:s/><text:span text:style-name="T1">2 <text:s/>1</text:span> <text:s/>1 <text:s/>2 <text:s/><text:span text:style-name="T1">2 <text:s/>1</text:span> <text:s/>2 <text:s/><text:span text:style-name="T1">2 <text:s/>1</text:span> <text:s/><text:span text:style-name="T1">2 <text:s/>1</text:span> <text:s/>1 <text:s/>2 <text:s/>2 <text:s/>2 <text:s/>2</text:p>
      <text:p text:style-name="P1">ans = 1 <text:s/><text:span text:style-name="T1">2 <text:s/>1</text:span> <text:s/>1 <text:s/><text:span text:style-name="T1">2 <text:s/>1</text:span> <text:s/>1 <text:s/>1 <text:s/>1 <text:s/>1 <text:s/>1 <text:s/>2 <text:s/>2 <text:s/>2 <text:s/><text:span text:style-name="T1">2 <text:s/>1</text:span> <text:s/><text:span text:style-name="T1">2 <text:s/>1</text:span> <text:s/>1 <text:s/><text:span text:style-name="T1">2 <text:s/>1</text:span> <text:s/>1 <text:s/>2 <text:s/><text:span text:style-name="T1">2 <text:s/>1</text:span> <text:s/>1 <text:s/><text:span text:style-name="T1">2 <text:s/>1</text:span> <text:s/>1 <text:s/>2 <text:s/>2</text:p>
      <text:p text:style-name="P1">ans = 1 <text:s/>1 <text:s/>1 <text:s/>1 <text:s/>1 <text:s/>1 <text:s/><text:span text:style-name="T1">2 <text:s/>1</text:span> <text:s/>1 <text:s/>1 <text:s/>1 <text:s/>1 <text:s/>1 <text:s/>1 <text:s/>1 <text:s/>1 <text:s/>2 <text:s/>2 <text:s/><text:span text:style-name="T1">2 <text:s/>1</text:span> <text:s/><text:span text:style-name="T1">2 <text:s/>1</text:span> <text:s/>1 <text:s/>1 <text:s/>1 <text:s/>2 <text:s/><text:span text:style-name="T1">2 <text:s/>1</text:span> <text:s/>1 <text:s/>1 <text:s/>1</text:p>
      <text:p text:style-name="P1">ans = 1 <text:s/>1 <text:s/><text:span text:style-name="T1">2 <text:s/>1</text:span> <text:s/>2 <text:s/><text:span text:style-name="T1">2 <text:s/>1</text:span> <text:s/>2 <text:s/>2 <text:s/><text:span text:style-name="T1">2 <text:s/>1</text:span> <text:s/><text:span text:style-name="T1">2 <text:s/>1</text:span> <text:s/><text:span text:style-name="T1">2 <text:s/>1</text:span> <text:s/><text:span text:style-name="T1">2 <text:s/>1</text:span> <text:s/>1 <text:s/>1 <text:s/>1 <text:s/>1 <text:s/><text:span text:style-name="T1">2 <text:s/>1</text:span> <text:s/>1 <text:s/><text:span text:style-name="T1">2 <text:s/>1</text:span> <text:s/>1 <text:s/>1 <text:s/>1 <text:s/>2 <text:s/>2</text:p>
      <text:p text:style-name="P1">ans = 2 <text:s/><text:span text:style-name="T1">2 <text:s/>1</text:span> <text:s/>2 <text:s/><text:span text:style-name="T1">2 <text:s/>1</text:span> <text:s/>1 <text:s/>2 <text:s/>2 <text:s/>2 <text:s/><text:span text:style-name="T1">2 <text:s/>1</text:span> <text:s/>2 <text:s/>2 <text:s/>2 <text:s/><text:span text:style-name="T1">2 <text:s/>1</text:span> <text:s/>1 <text:s/>1 <text:s/>1 <text:s/>1 <text:s/>1 <text:s/>1 <text:s/>1 <text:s/>1 <text:s/>1 <text:s/>2 <text:s/>2 <text:s/><text:span text:style-name="T1">2 <text:s/>1</text:span> <text:s/>1</text:p>
      <text:p text:style-name="P1">ans = 1M_504</text:p>
      <text:p text:style-name="P1">ans = 1 <text:s/>1 <text:s/>2 <text:s/>2 <text:s/>2 <text:s/>2 <text:s/>2 <text:s/><text:span text:style-name="T1">2 <text:s/>1</text:span> <text:s/>0 <text:s/>2 <text:s/>2 <text:s/>2 <text:s/>2 <text:s/>2 <text:s/>2 <text:s/>2 <text:s/>2 <text:s/>2 <text:s/>2 <text:s/>2 <text:s/>2 <text:s/><text:span text:style-name="T1">2 <text:s/>1</text:span> <text:s/>2 <text:s/>2 <text:s/>2 <text:s/>2 <text:s/>2 <text:s/>2 <text:s/>2</text:p>
      <text:p text:style-name="P1">ans = 2 <text:s/>2 <text:s/><text:span text:style-name="T1">2 <text:s/>1</text:span> <text:s/>1 <text:s/>2 <text:s/>2 <text:s/>2 <text:s/>2 <text:s/>2 <text:s/>2 <text:s/><text:span text:style-name="T1">2 <text:s/>1</text:span> <text:s/>2 <text:s/>2 <text:s/>2 <text:s/>2 <text:s/>2 <text:s/>2 <text:s/>2 <text:s/><text:span text:style-name="T1">2 <text:s/>1</text:span> <text:s/>2 <text:s/>2 <text:s/>2 <text:s/>2 <text:s/>2 <text:s/><text:span text:style-name="T1">2 <text:s/>1</text:span> <text:s/>1 <text:s/>1</text:p>
      <text:p text:style-name="P1">ans = <text:span text:style-name="T1">2 <text:s/>1</text:span> <text:s/>2 <text:s/>2 <text:s/>2 <text:s/>2 <text:s/>2 <text:s/>2 <text:s/>2 <text:s/>2 <text:s/>2 <text:s/>2 <text:s/><text:span text:style-name="T1">2 <text:s/>1</text:span> <text:s/>1 <text:s/>2 <text:s/>2 <text:s/>2 <text:s/>2 <text:s/>2 <text:s/><text:span text:style-name="T1">2 <text:s/>1</text:span> <text:s/>1 <text:s/>2 <text:s/><text:span text:style-name="T1">2 <text:s/>1</text:span> <text:s/>1 <text:s/>2 <text:s/>2 <text:s/>2 <text:s/>2</text:p>
      <text:p text:style-name="P1">ans = 2 <text:s/>2 <text:s/><text:span text:style-name="T1">2 <text:s/>1</text:span> <text:s/>2 <text:s/>2 <text:s/>2 <text:s/><text:span text:style-name="T1">2 <text:s/>1</text:span> <text:s/>1 <text:s/>2 <text:s/>2 <text:s/>2 <text:s/><text:span text:style-name="T1">2 <text:s/>1</text:span> <text:s/>1 <text:s/>2 <text:s/>2 <text:s/><text:span text:style-name="T1">2 <text:s/>1</text:span> <text:s/>2 <text:s/><text:span text:style-name="T1">2 <text:s/>1</text:span> <text:s/>1 <text:s/>2 <text:s/>2 <text:s/>2 <text:s/>2 <text:s/><text:span text:style-name="T1">2 <text:s/>1</text:span> <text:s/>1</text:p>
      <text:p text:style-name="P1">ans = 2 <text:s/>2 <text:s/>2 <text:s/>2 <text:s/>2 <text:s/>2 <text:s/><text:span text:style-name="T1">2 <text:s/>1</text:span> <text:s/>2 <text:s/><text:span text:style-name="T1">2 <text:s/>1</text:span> <text:s/>1 <text:s/>2 <text:s/>2 <text:s/>2 <text:s/>2 <text:s/>2 <text:s/><text:span text:style-name="T1">2 <text:s/>1</text:span> <text:s/>1 <text:s/>2 <text:s/>2 <text:s/>2 <text:s/>2 <text:s/>2 <text:s/>2 <text:s/>2 <text:s/>2 <text:s/><text:span text:style-name="T1">2 <text:s/>1</text:span> <text:s/>1</text:p>
      <text:p text:style-name="P1">ans = 2M_504</text:p>
      <text:p text:style-name="P1">ans = 2 <text:s/><text:span text:style-name="T1">2 <text:s/>1</text:span> <text:s/>2 <text:s/>2 <text:s/><text:span text:style-name="T1">2 <text:s/>1</text:span> <text:s/>1 <text:s/>1 <text:s/>1 <text:s/>1 <text:s/>2 <text:s/>2 <text:s/><text:span text:style-name="T1">2 <text:s/>1</text:span> <text:s/>1 <text:s/>2 <text:s/>2 <text:s/>2 <text:s/><text:span text:style-name="T1">2 <text:s/>1</text:span> <text:s/>1 <text:s/>2 <text:s/>2 <text:s/>2 <text:s/>2 <text:s/>2 <text:s/>2 <text:s/>2 <text:s/>2 <text:s/>2</text:p>
      <text:p text:style-name="P1">ans = 2 <text:s/>2 <text:s/>2 <text:s/><text:span text:style-name="T1">2 <text:s/>1</text:span> <text:s/>1 <text:s/>1 <text:s/>1 <text:s/>1 <text:s/>1 <text:s/>1 <text:s/><text:span text:style-name="T1">2 <text:s/>1</text:span> <text:s/>2 <text:s/><text:span text:style-name="T1">2 <text:s/>1</text:span> <text:s/>1 <text:s/>1 <text:s/>1 <text:s/>1 <text:s/>1 <text:s/>2 <text:s/>2 <text:s/>2 <text:s/><text:span text:style-name="T1">2 <text:s/>1</text:span> <text:s/>1 <text:s/><text:span text:style-name="T1">2 <text:s/>1</text:span> <text:s/>2 <text:s/>2</text:p>
      <text:p text:style-name="P1">ans = <text:span text:style-name="T1">2 <text:s/>1</text:span> <text:s/>2 <text:s/><text:span text:style-name="T1">2 <text:s/>1</text:span> <text:s/>1 <text:s/>2 <text:s/>2 <text:s/>2 <text:s/>2 <text:s/><text:span text:style-name="T1">2 <text:s/>1</text:span> <text:s/>1 <text:s/>1 <text:s/>1 <text:s/><text:span text:style-name="T1">2 <text:s/>1</text:span> <text:s/><text:span text:style-name="T1">2 <text:s/>1</text:span> <text:s/>2 <text:s/>2 <text:s/><text:span text:style-name="T1">2 <text:s/>1</text:span> <text:s/>1 <text:s/>2 <text:s/><text:span text:style-name="T1">2 <text:s/>1</text:span> <text:s/>2 <text:s/>2 <text:s/>2 <text:s/>2</text:p>
      <text:p text:style-name="P1">ans = 1 <text:s/>2 <text:s/>2 <text:s/>2 <text:s/><text:span text:style-name="T1">2 <text:s/>1</text:span> <text:s/>1 <text:s/>1 <text:s/>2 <text:s/><text:span text:style-name="T1">2 <text:s/>1</text:span> <text:s/>1 <text:s/>2 <text:s/>2 <text:s/>2 <text:s/>2 <text:s/>2 <text:s/><text:span text:style-name="T1">2 <text:s/>1</text:span> <text:s/>1 <text:s/>2 <text:s/><text:span text:style-name="T1">2 <text:s/>1</text:span> <text:s/>1 <text:s/>1 <text:s/>1 <text:s/>2 <text:s/>2 <text:s/>2 <text:s/>2 <text:s/>2</text:p>
      <text:p text:style-name="P1">ans = 2 <text:s/><text:span text:style-name="T1">2 <text:s/>1</text:span> <text:s/>2 <text:s/><text:span text:style-name="T1">2 <text:s/>1</text:span> <text:s/>2 <text:s/>2 <text:s/>2 <text:s/>2 <text:s/>2 <text:s/><text:span text:style-name="T1">2 <text:s/>1</text:span> <text:s/>2 <text:s/>2 <text:s/>2 <text:s/>2 <text:s/>2 <text:s/>2 <text:s/><text:span text:style-name="T1">2 <text:s/>1</text:span> <text:s/>1 <text:s/>2 <text:s/><text:span text:style-name="T1">2 <text:s/>1</text:span> <text:s/>1 <text:s/>2 <text:s/><text:span text:style-name="T1">2 <text:s/>1</text:span> <text:s/>2 <text:s/>2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ibm </meta:initial-creator>
    <meta:creation-date>2017-09-18T18:21:37.760609761</meta:creation-date>
    <dc:date>2017-09-20T17:56:23.554674180</dc:date>
    <dc:creator>iibm </dc:creator>
    <meta:editing-duration>P1DT23H10M30S</meta:editing-duration>
    <meta:editing-cycles>1</meta:editing-cycles>
    <meta:document-statistic meta:table-count="0" meta:image-count="0" meta:object-count="0" meta:page-count="4" meta:paragraph-count="189" meta:word-count="5518" meta:character-count="16449" meta:non-whitespace-character-count="6151"/>
    <meta:generator>LibreOffice/5.0.3.2$Linux_X86_64 LibreOffice_project/00m0$Build-2</meta:generator>
  </office:meta>
</office:document-meta>
</file>